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List_20_Paragraph">
      <style:text-properties officeooo:paragraph-rsid="001b0759"/>
    </style:style>
    <style:style style:name="P2" style:family="paragraph" style:parent-style-name="List_20_Paragraph">
      <style:paragraph-properties fo:margin-left="0cm" fo:margin-right="0cm" fo:text-indent="0cm" style:auto-text-indent="false"/>
      <style:text-properties officeooo:paragraph-rsid="001b0759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ppian@appian-dev2:~/logs$ tail -f tomcat-stdOut.log</text:span></text:p>
      <text:p text:style-name="P1"><text:span text:style-name="T1">{appian.cacheattributes.MemoryCacheName=com.appiancorp.cache.JavaCachingSystemLirs, appian.cacheattributes.MaxObjects=40000, appian.cache.metrics.collectFullMetrics=false, appian.cacheattributes.distributionMode=LOCAL_ONLY, appian.cacheattributes.cacheKey=appian/cache/jcs-favoritesCache-config.ccf, appian.elementattributes.MaxLifeSeconds=7200, appian.cacheattributes.MaxMemoryIdleTimeSeconds=7200, appian.cacheattributes.cacheName=favoritesCache, appian.cacheattributes.ShrinkerIntervalSeconds=10800}</text:span></text:p>
      <text:p text:style-name="P1"><text:span text:style-name="T1">2023-06-01 11:00:22,061 [wait-for-component] INFO <text:s/>com.appiancorp.common.startup.WaitForStatefulComponents - Appian component Engines is healthy</text:span></text:p>
      <text:p text:style-name="P1"><text:span text:style-name="T1">2023-06-01 11:00:22,253 [wait-for-component] INFO <text:s/>com.appiancorp.common.persistence.search.AppianSearchSpringConfig - client configured nodes: [[host=http://localhost:9200]]</text:span></text:p>
      <text:p text:style-name="P1"><text:span text:style-name="T1">2023-06-01 11:00:22,676 [wait-for-component] INFO <text:s/>com.appiancorp.common.persistence.search.AppianSearchSpringConfig - search server: productName=ElasticSearch, productVersion=7.17.7, driverName=org.elasticsearch.client.RestHighLevelClient, driverVersion=7.17.7</text:span></text:p>
      <text:p text:style-name="P1"><text:span text:style-name="T1">2023-06-01 11:00:22,736 [wait-for-component] INFO <text:s/>com.appiancorp.common.startup.WaitForStatefulComponents - Appian component Search Server is healthy</text:span></text:p>
      <text:p text:style-name="P1"><text:span text:style-name="T1">2023-06-01 11:00:22,742 [main] INFO <text:s/>com.appiancorp.common.startup.WaitForStatefulComponents - All Appian components required for webapp are ready [Primary datasource RDBMS, Engines, Kafka Topics, Search Server, Data Server]. <text:s/>Initializing Appian webapp...</text:span></text:p>
      <text:p text:style-name="P1"><text:span text:style-name="T1">2023-06-01 11:00:24,916 [main] INFO <text:s/>com.appiancorp.cache.CacheBase - Initializing Cache idByUuid [com.appiancorp.cache.DefaultLirsCacheWrapper] with Configuration:</text:span></text:p>
      <text:p text:style-name="P1"><text:span text:style-name="T1">{appian.cacheattributes.MemoryCacheName=com.appiancorp.cache.JavaCachingSystemLirs, appian.cacheattributes.MaxObjects=64, appian.cache.metrics.collectFullMetrics=false, appian.cacheattributes.distributionMode=LOCAL_ONLY, appian.cacheattributes.cacheKey=appian/cache/jcs-idByUuidCache-config.ccf, appian.elementattributes.MaxLifeSeconds=3600, appian.cacheattributes.MaxMemoryIdleTimeSeconds=3600, appian.cacheattributes.cacheName=idByUuid, appian.cacheattributes.ShrinkerIntervalSeconds=3600}</text:span></text:p>
      <text:p text:style-name="P1"><text:span text:style-name="T1">2023-06-01 11:00:24 INFO [main] org.apache.catalina.core.ApplicationContext.log Initializing Spring root WebApplicationContext</text:span></text:p>
      <text:p text:style-name="P1"><text:span text:style-name="T1">2023-06-01 11:00:24,974 [main] INFO <text:s/>org.springframework.web.context.ContextLoader - Root WebApplicationContext: initialization started</text:span></text:p>
      <text:p text:style-name="P1"><text:span text:style-name="T1">2023-06-01 11:00:34,493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0:34,497 [main] INFO <text:s/>com.appiancorp.common.persistence.search.AppianSearchSpringConfig - initializing client with server addresses: [localhost:9200]</text:span></text:p>
      <text:p text:style-name="P1"><text:span text:style-name="T1">2023-06-01 11:00:34,501 [main] INFO <text:s/>com.appiancorp.common.persistence.search.AppianSearchSpringConfig - client configured nodes: [[host=http://localhost:9200]]</text:span></text:p>
      <text:p text:style-name="P1"><text:span text:style-name="T1">2023-06-01 11:00:34,531 [main] INFO <text:s/>com.appiancorp.common.persistence.search.AppianSearchSpringConfig - search server: productName=ElasticSearch, productVersion=7.17.7, driverName=org.elasticsearch.client.RestHighLevelClient, driverVersion=7.17.7</text:span></text:p>
      <text:p text:style-name="P1"><text:span text:style-name="T1">2023-06-01 11:00:34,541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0:36,630 [main] INFO <text:s/>com.appiancorp.features.FeatureToggleClientFactory - Initiating feature toggle client in CUSTOM_PROPERTIES mode</text:span></text:p>
      <text:p text:style-name="P1"><text:span text:style-name="T1">2023-06-01 11:00:38,022 [main] INFO <text:s/>com.appiancorp.cache.CacheBase - Initializing Cache administeredConfiguration [com.appiancorp.cache.DefaultLirsCacheWrapper] with Configuration:</text:span></text:p>
      <text:p text:style-name="P1"><text:span text:style-name="T1">{appian.cacheattributes.MaxMemoryIdleTimeSeconds=14400, appian.cache.metrics.collectFullMetrics=false, appian.cacheattributes.ShrinkerIntervalSeconds=3600, appian.cacheattributes.distributionMode=LOCAL_WITH_DISTRIBUTED_CLEAR, appian.cacheattributes.MaxObjects=100, appian.cacheattributes.cacheKey=appian/cache/jcs-administration-config.ccf, </text:span><text:soft-page-break/><text:span text:style-name="T1">appian.cacheattributes.MemoryCacheName=com.appiancorp.cache.JavaCachingSystemLirs, appian.cacheattributes.cacheName=administeredConfiguration}</text:span></text:p>
      <text:p text:style-name="P1"><text:span text:style-name="T1">2023-06-01 11:00:42,930 [main] INFO <text:s/>com.appiancorp.rdbms.hb.DataSourceManagerHbImpl - [jdbc/MariaDbDataSource] Checking schema and migrating if necessary (appian/db/changelog/db-changelog-master.xml)...</text:span></text:p>
      <text:p text:style-name="P1"><text:span text:style-name="T1">Database is up to date, no changesets to execute</text:span></text:p>
      <text:p text:style-name="P1"><text:span text:style-name="T1"/></text:p>
      <text:p text:style-name="P1"><text:span text:style-name="T1">UPDATE SUMMARY</text:span></text:p>
      <text:p text:style-name="P1"><text:span text:style-name="T1">Run: <text:s text:c="25"/>0</text:span></text:p>
      <text:p text:style-name="P1"><text:span text:style-name="T1">Previously run: <text:s text:c="11"/>1736</text:span></text:p>
      <text:p text:style-name="P1"><text:span text:style-name="T1">Filtered out: <text:s text:c="16"/>0</text:span></text:p>
      <text:p text:style-name="P1"><text:span text:style-name="T1">-------------------------------</text:span></text:p>
      <text:p text:style-name="P1"><text:span text:style-name="T1">Total change sets: <text:s text:c="8"/>1736</text:span></text:p>
      <text:p text:style-name="P1"><text:span text:style-name="T1"/></text:p>
      <text:p text:style-name="P1"><text:span text:style-name="T1">2023-06-01 11:00:50,508 [main] INFO <text:s/>com.appiancorp.rdbms.hb.DataSourceManagerHbImpl - [jdbc/MariaDbDataSource] Schema check/migration completed successfully.</text:span></text:p>
      <text:p text:style-name="P1"><text:span text:style-name="T1">2023-06-01 11:00:50,509 [main] INFO <text:s/>com.appiancorp.rdbms.hb.DataSourceManagerHbImpl - [jdbc/MariaDbDataSource] Verifying that entity mappings match the schema...</text:span></text:p>
      <text:p text:style-name="P1"><text:span text:style-name="T1">2023-06-01 11:00:50,630 [main] INFO <text:s/>com.appiancorp.rdbms.hb.DataSourceManagerHbImpl - [jdbc/MariaDbDataSource] Mappings and schema validated successfully.</text:span></text:p>
      <text:p text:style-name="P1"><text:span text:style-name="T1">2023-06-01 11:00:50,813 [main] INFO <text:s/>com.appiancorp.cache.CacheBase - Initializing Cache appianSessionRegistryPrincipals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40000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-1, appian.cacheattributes.cacheKey=appianSessionRegistryPrincipals, appian.cacheattributes.bytesTrackingEnabled=false, appian.cacheattributes.MaxMemoryIdleTimeSeconds=29400, appian.cacheattributes.cacheName=appianSessionRegistryPrincipals, appian.cacheattributes.ShrinkerIntervalSeconds=3600}</text:span></text:p>
      <text:p text:style-name="P1"><text:span text:style-name="T1">2023-06-01 11:00:50,815 [main] INFO <text:s/>com.appiancorp.cache.CacheBase - Initializing Cache appianSessionRegistrySessionIds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40000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-1, appian.cacheattributes.cacheKey=appianSessionRegistrySessionIds, appian.cacheattributes.bytesTrackingEnabled=false, appian.cacheattributes.MaxMemoryIdleTimeSeconds=29400, appian.cacheattributes.cacheName=appianSessionRegistrySessionIds, appian.cacheattributes.ShrinkerIntervalSeconds=3600}</text:span></text:p>
      <text:p text:style-name="P1"><text:span text:style-name="T1">2023-06-01 11:00:55,217 [main] INFO <text:s/>com.appiancorp.common.crypto.KeyStoreConfig - KeyStoreConfig initialized in 4 seconds</text:span></text:p>
      <text:p text:style-name="P1"><text:span text:style-name="T1">2023-06-01 11:00:55,267 [main] INFO <text:s/>com.appiancorp.cache.CacheBase - Initializing Cache certificate.cache [com.appiancorp.cache.DefaultLirsCacheWrapper] with Configuration:</text:span></text:p>
      <text:p text:style-name="P1"><text:span text:style-name="T1">{appian.cacheattributes.MaxMemoryIdleTimeSeconds=14400, appian.cache.metrics.collectFullMetrics=false, appian.cacheattributes.ShrinkerIntervalSeconds=3600, appian.cacheattributes.distributionMode=LOCAL_WITH_DISTRIBUTED_CLEAR, appian.cacheattributes.MaxObjects=25, appian.cacheattributes.cacheKey=appian/cache/jcs-certificateCache-config.ccf, appian.cacheattributes.MemoryCacheName=com.appiancorp.cache.JavaCachingSystemLirs, appian.cacheattributes.cacheName=certificate.cache}</text:span></text:p>
      <text:p text:style-name="P1"><text:soft-page-break/><text:span text:style-name="T1">2023-06-01 11:00:56,383 [main] INFO <text:s/>com.appiancorp.cache.CacheBase - Initializing Cache samlSettingsCache [com.appiancorp.cache.DefaultLirsCacheWrapper] with Configuration:</text:span></text:p>
      <text:p text:style-name="P1"><text:span text:style-name="T1">{appian.cacheattributes.MaxMemoryIdleTimeSeconds=14400, appian.cache.metrics.collectFullMetrics=false, appian.cacheattributes.ShrinkerIntervalSeconds=3600, appian.cacheattributes.distributionMode=LOCAL_WITH_DISTRIBUTED_CLEAR, appian.cacheattributes.MaxObjects=10, appian.cacheattributes.cacheKey=appian/cache/jcs-samlSettingsCache-config.ccf, appian.cacheattributes.MemoryCacheName=com.appiancorp.cache.JavaCachingSystemLirs, appian.cacheattributes.cacheName=samlSettingsCache}</text:span></text:p>
      <text:p text:style-name="P1"><text:span text:style-name="T1">^F2023-06-01 11:01:02,270 [main] INFO <text:s/>com.appiancorp.cache.CacheBase - Initializing Cache forgotPasswordRequestByUsername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500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86400, appian.cacheattributes.cacheKey=forgotPasswordRequestByUsername, appian.cacheattributes.bytesTrackingEnabled=false, appian.cacheattributes.MaxMemoryIdleTimeSeconds=86400, appian.cacheattributes.cacheName=forgotPasswordRequestByUsername, appian.cacheattributes.ShrinkerIntervalSeconds=3600}</text:span></text:p>
      <text:p text:style-name="P1"><text:span text:style-name="T1">2023-06-01 11:01:02,942 [main] INFO <text:s/>com.appiancorp.cache.CacheBase - Initializing Cache dataStoreConfigPublishedLatest [com.appiancorp.cache.DefaultLirsCacheWrapper] with Configuration:</text:span></text:p>
      <text:p text:style-name="P1"><text:span text:style-name="T1">{appian.cacheattributes.MemoryCacheName=com.appiancorp.cache.JavaCachingSystemLirs, appian.cacheattributes.MaxObjects=600, appian.cache.metrics.collectFullMetrics=false, appian.cacheattributes.distributionMode=LOCAL_WITH_DISTRIBUTED_CLEAR, appian.cacheattributes.cacheKey=appian/cache/jcs-dataStoreConfigPublishedLatest-config.ccf, appian.elementattributes.MaxLifeSeconds=3600, appian.cacheattributes.MaxMemoryIdleTimeSeconds=3600, appian.cacheattributes.cacheName=dataStoreConfigPublishedLatest, appian.cacheattributes.ShrinkerIntervalSeconds=3600}</text:span></text:p>
      <text:p text:style-name="P1"><text:span text:style-name="T1">2023-06-01 11:01:03,059 [main] INFO <text:s/>com.appiancorp.cache.CacheBase - Initializing Cache ads_userUuidToLastTxId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10000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-1, appian.cacheattributes.cacheKey=ads_userUuidToLastTxId, appian.cacheattributes.bytesTrackingEnabled=false, appian.cacheattributes.MaxMemoryIdleTimeSeconds=300, appian.cacheattributes.cacheName=ads_userUuidToLastTxId, appian.cacheattributes.ShrinkerIntervalSeconds=3600}</text:span></text:p>
      <text:p text:style-name="P1"><text:span text:style-name="T1">2023-06-01 11:01:03,060 [main] INFO <text:s/>com.appiancorp.cache.CacheBase - Initializing Cache ads_userUuidToActiveProcessCount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10000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-1, appian.cacheattributes.cacheKey=ads_userUuidToActiveProcessCount, appian.cacheattributes.bytesTrackingEnabled=false, </text:span><text:soft-page-break/><text:span text:style-name="T1">appian.cacheattributes.MaxMemoryIdleTimeSeconds=300, appian.cacheattributes.cacheName=ads_userUuidToActiveProcessCount, appian.cacheattributes.ShrinkerIntervalSeconds=3600}</text:span></text:p>
      <text:p text:style-name="P1"><text:span text:style-name="T1">2023-06-01 11:01:03,368 [main] INFO <text:s/>com.appiancorp.cache.CacheBase - Initializing Cache editableRecordTypeDefinitionCache [com.appiancorp.cache.DefaultLirsCacheWrapper] with Configuration:</text:span></text:p>
      <text:p text:style-name="P1"><text:span text:style-name="T1">{appian.cacheattributes.bytesTrackingEnabled=true, appian.cacheattributes.MaxMemoryIdleTimeSeconds=7200, appian.cacheattributes.ShrinkerIntervalSeconds=3600, appian.cacheattributes.distributionMode=LOCAL_WITH_DISTRIBUTED_CLEAR, appian.cacheattributes.MaxObjects=2000, appian.cacheattributes.cacheKey=appian/cache/jcs-editableRecordTypeDefinitionCache-config.ccf, appian.cacheattributes.MemoryCacheName=com.appiancorp.cache.JavaCachingSystemLirs, appian.cacheattributes.cacheName=editableRecordTypeDefinitionCache}</text:span></text:p>
      <text:p text:style-name="P1"><text:span text:style-name="T1">2023-06-01 11:01:03,379 [main] INFO <text:s/>com.appiancorp.cache.CacheBase - Initializing Cache readOnlyRecordTypeDefinitionCache [com.appiancorp.cache.DefaultLirsCacheWrapper] with Configuration:</text:span></text:p>
      <text:p text:style-name="P1"><text:span text:style-name="T1">{appian.cacheattributes.MaxMemoryIdleTimeSeconds=7200, appian.cacheattributes.ShrinkerIntervalSeconds=3600, appian.cacheattributes.distributionMode=LOCAL_WITH_DISTRIBUTED_CLEAR, appian.cacheattributes.MaxObjects=2000, appian.cacheattributes.cacheKey=appian/cache/jcs-readOnlyRecordTypeDefinitionCache-config.ccf, appian.cacheattributes.cacheName=readOnlyRecordTypeDefinitionCache, appian.cacheattributes.MemoryCacheName=com.appiancorp.cache.JavaCachingSystemLirs}</text:span></text:p>
      <text:p text:style-name="P1"><text:span text:style-name="T1">2023-06-01 11:01:03,435 [main] INFO <text:s/>com.appiancorp.cache.CacheBase - Initializing Cache recordReplicaMetadataCache [com.appiancorp.cache.DefaultLirsCacheWrapper] with Configuration:</text:span></text:p>
      <text:p text:style-name="P1"><text:span text:style-name="T1">{appian.cacheattributes.MaxMemoryIdleTimeSeconds=7200, appian.cacheattributes.ShrinkerIntervalSeconds=3600, appian.cacheattributes.distributionMode=LOCAL_WITH_DISTRIBUTED_CLEAR, appian.cacheattributes.MaxObjects=1000, appian.cacheattributes.cacheKey=appian/cache/jcs-recordReplicaMetadataCache-config.ccf, appian.cacheattributes.MemoryCacheName=com.appiancorp.cache.JavaCachingSystemLirs, appian.cacheattributes.cacheName=recordReplicaMetadataCache}</text:span></text:p>
      <text:p text:style-name="P1"><text:span text:style-name="T1">2023-06-01 11:01:03,516 [main] INFO <text:s/>com.appiancorp.cache.CacheBase - Initializing Cache recordTypeInfoByUuid [com.appiancorp.cache.DefaultLirsCacheWrapper] with Configuration:</text:span></text:p>
      <text:p text:style-name="P1"><text:span text:style-name="T1">{appian.cacheattributes.MaxMemoryIdleTimeSeconds=7200, appian.cacheattributes.ShrinkerIntervalSeconds=3600, appian.cacheattributes.distributionMode=LOCAL_WITH_DISTRIBUTED_CLEAR, appian.cacheattributes.MaxObjects=1000, appian.cacheattributes.cacheKey=appian/cache/jcs-recordTypeInfoByUuidCache-config.ccf, appian.cacheattributes.MemoryCacheName=com.appiancorp.cache.JavaCachingSystemLirs, appian.cacheattributes.cacheName=recordTypeInfoByUuid}</text:span></text:p>
      <text:p text:style-name="P1"><text:span text:style-name="T1">2023-06-01 11:01:03,524 [main] INFO <text:s/>com.appiancorp.cache.CacheBase - Initializing Cache recordReferenceByRecordTypeAndId [com.appiancorp.cache.DefaultLirsCacheWrapper] with Configuration:</text:span></text:p>
      <text:p text:style-name="P1"><text:span text:style-name="T1">{appian.cacheattributes.MaxMemoryIdleTimeSeconds=7200, appian.cacheattributes.ShrinkerIntervalSeconds=3600, appian.cacheattributes.distributionMode=LOCAL_WITH_DISTRIBUTED_CLEAR, appian.cacheattributes.MaxObjects=10000, appian.cacheattributes.cacheKey=appian/cache/jcs-recordReferenceByRecordTypeAndIdCache-config.ccf, appian.cacheattributes.MemoryCacheName=com.appiancorp.cache.JavaCachingSystemLirs, appian.cacheattributes.cacheName=recordReferenceByRecordTypeAndId}</text:span></text:p>
      <text:p text:style-name="P1"><text:span text:style-name="T1">2023-06-01 11:01:03,530 [main] INFO <text:s/>com.appiancorp.cache.CacheBase - Initializing Cache recordTypeIdByUuid [com.appiancorp.cache.DefaultLirsCacheWrapper] with Configuration:</text:span></text:p>
      <text:p text:style-name="P1"><text:span text:style-name="T1">{appian.cacheattributes.MaxMemoryIdleTimeSeconds=7200, appian.cacheattributes.ShrinkerIntervalSeconds=3600, appian.cacheattributes.distributionMode=LOCAL_WITH_DISTRIBUTED_CLEAR, appian.cacheattributes.MaxObjects=10000, appian.cacheattributes.cacheKey=appian/cache/jcs-recordTypeIdByUuidCache-config.ccf, appian.cacheattributes.MemoryCacheName=com.appiancorp.cache.JavaCachingSystemLirs, appian.cacheattributes.cacheName=recordTypeIdByUuid}</text:span></text:p>
      <text:p text:style-name="P1"><text:soft-page-break/><text:span text:style-name="T1">2023-06-01 11:01:03,576 [main] INFO <text:s/>com.appiancorp.cache.CacheBase - Initializing Cache tableNameToReplicatedRecordTypeDefinitionId [com.appiancorp.cache.DefaultLirsCacheWrapper] with Configuration:</text:span></text:p>
      <text:p text:style-name="P1"><text:span text:style-name="T1">{appian.cacheattributes.MaxMemoryIdleTimeSeconds=7200, appian.cacheattributes.ShrinkerIntervalSeconds=3600, appian.cacheattributes.distributionMode=LOCAL_WITH_DISTRIBUTED_CLEAR, appian.cacheattributes.MaxObjects=5000, appian.cacheattributes.cacheKey=appian/cache/jcs-tableNameToReplicatedRecordTypeDefinitionId-config.ccf, appian.cacheattributes.MemoryCacheName=com.appiancorp.cache.JavaCachingSystemLirs, appian.cacheattributes.cacheName=tableNameToReplicatedRecordTypeDefinitionId}</text:span></text:p>
      <text:p text:style-name="P1"><text:span text:style-name="T1">2023-06-01 11:01:04,188 [main] INFO <text:s/>com.appiancorp.cache.CacheBase - Initializing Cache dataSourceCache [com.appiancorp.cache.DefaultLirsCacheWrapper] with Configuration:</text:span></text:p>
      <text:p text:style-name="P1"><text:span text:style-name="T1">{appian.cacheattributes.MaxMemoryIdleTimeSeconds=14400, appian.cache.metrics.collectFullMetrics=false, appian.cacheattributes.ShrinkerIntervalSeconds=3600, appian.cacheattributes.distributionMode=LOCAL_WITH_DISTRIBUTED_CLEAR, appian.cacheattributes.MaxObjects=75, appian.cacheattributes.cacheKey=appian/cache/jcs-dataSourceCache-config.ccf, appian.cacheattributes.MemoryCacheName=com.appiancorp.cache.JavaCachingSystemLirs, appian.cacheattributes.cacheName=dataSourceCache}</text:span></text:p>
      <text:p text:style-name="P1"><text:span text:style-name="T1">2023-06-01 11:01:04,230 [main] INFO <text:s/>com.appiancorp.cache.CacheBase - Initializing Cache types.datatypeEcore [com.appiancorp.cache.DefaultLirsCacheWrapper] with Configuration:</text:span></text:p>
      <text:p text:style-name="P1"><text:span text:style-name="T1">{appian.cacheattributes.MaxMemoryIdleTimeSeconds=604800, appian.cacheattributes.ShrinkerIntervalSeconds=86400, appian.cacheattributes.distributionMode=LOCAL_ONLY, appian.cacheattributes.MaxObjects=1000, appian.cacheattributes.cacheKey=appian/cache/jcs-datatypeEcoreCache-config.ccf, appian.cacheattributes.MemoryCacheName=com.appiancorp.cache.JavaCachingSystemLirs, appian.cacheattributes.cacheName=types.datatypeEcore}</text:span></text:p>
      <text:p text:style-name="P1"><text:span text:style-name="T1">2023-06-01 11:01:04,231 [main] INFO <text:s/>com.appiancorp.cache.CacheBase - Initializing Cache types.datatypeEcoreIds [com.appiancorp.cache.DefaultLirsCacheWrapper] with Configuration:</text:span></text:p>
      <text:p text:style-name="P1"><text:span text:style-name="T1">{appian.cacheattributes.MaxMemoryIdleTimeSeconds=604800, appian.cacheattributes.ShrinkerIntervalSeconds=86400, appian.cacheattributes.distributionMode=LOCAL_WITH_DISTRIBUTED_CLEAR, appian.cacheattributes.MaxObjects=5000, appian.cacheattributes.cacheKey=appian/cache/jcs-datatypeEcoreIdsCache-config.ccf, appian.cacheattributes.MemoryCacheName=com.appiancorp.cache.JavaCachingSystemLirs, appian.cacheattributes.cacheName=types.datatypeEcoreIds}</text:span></text:p>
      <text:p text:style-name="P1"><text:span text:style-name="T1">2023-06-01 11:01:04,256 [main] ERROR com.appiancorp.rdbms.datasource.DataSourceFactory - Could not invoke setAcceptAwsProtocolOnly on software.aws.rds.jdbc.mysql.Driver</text:span></text:p>
      <text:p text:style-name="P1"><text:span text:style-name="T1">2023-06-01 11:01:04,526 [main] INFO <text:s/>com.appiancorp.cache.CacheBase - Initializing Cache sourceTableUrnToSourceFields [com.appiancorp.cache.DefaultLirsCacheWrapper] with Configuration:</text:span></text:p>
      <text:p text:style-name="P1"><text:span text:style-name="T1">{appian.cacheattributes.MaxMemoryIdleTimeSeconds=3600, appian.cache.metrics.collectFullMetrics=false, appian.cacheattributes.ShrinkerIntervalSeconds=3600, appian.cacheattributes.distributionMode=LOCAL_WITH_DISTRIBUTED_CLEAR, appian.cacheattributes.MaxObjects=400, appian.cacheattributes.cacheKey=appian/cache/jcs-sourceTableUrnToSourceFields-config.ccf, appian.cacheattributes.MemoryCacheName=com.appiancorp.cache.JavaCachingSystemLirs, appian.cacheattributes.cacheName=sourceTableUrnToSourceFields}</text:span></text:p>
      <text:p text:style-name="P1"><text:span text:style-name="T1">2023-06-01 11:01:06,534 [main] INFO <text:s/>com.appiancorp.rdbms.config.PrimaryDataSourceConfig - Validating and initializing the Appian data source: jdbc/MariaDbDataSource</text:span></text:p>
      <text:p text:style-name="P1"><text:span text:style-name="T1">2023-06-01 11:01:07,883 [main] INFO <text:s/>com.appiancorp.rdbms.hb.DataSourceManagerHbImpl - [jdbc/MariaDbDataSource] Checking schema and migrating if necessary (appian/db/changelog/db-changelog-master.xml)...</text:span></text:p>
      <text:p text:style-name="P1"><text:span text:style-name="T1">Database is up to date, no changesets to execute</text:span></text:p>
      <text:p text:style-name="P1"><text:span text:style-name="T1"/></text:p>
      <text:p text:style-name="P1"><text:span text:style-name="T1">UPDATE SUMMARY</text:span></text:p>
      <text:p text:style-name="P1"><text:span text:style-name="T1">Run: <text:s text:c="25"/>0</text:span></text:p>
      <text:p text:style-name="P1"><text:span text:style-name="T1">Previously run: <text:s text:c="11"/>1736</text:span></text:p>
      <text:p text:style-name="P1"><text:span text:style-name="T1">Filtered out: <text:s text:c="16"/>0</text:span></text:p>
      <text:p text:style-name="P1"><text:span text:style-name="T1">-------------------------------</text:span></text:p>
      <text:p text:style-name="P1"><text:span text:style-name="T1">Total change sets: <text:s text:c="8"/>1736</text:span></text:p>
      <text:p text:style-name="P1"><text:span text:style-name="T1"/></text:p>
      <text:p text:style-name="P1"><text:span text:style-name="T1">2023-06-01 11:01:11,705 [main] INFO <text:s/>com.appiancorp.rdbms.hb.DataSourceManagerHbImpl - [jdbc/MariaDbDataSource] Schema check/migration completed successfully.</text:span></text:p>
      <text:p text:style-name="P1"><text:soft-page-break/><text:span text:style-name="T1">2023-06-01 11:01:11,706 [main] INFO <text:s/>com.appiancorp.rdbms.hb.DataSourceManagerHbImpl - [jdbc/MariaDbDataSource] Verifying that entity mappings match the schema...</text:span></text:p>
      <text:p text:style-name="P1"><text:span text:style-name="T1">2023-06-01 11:01:11,759 [main] INFO <text:s/>com.appiancorp.rdbms.hb.DataSourceManagerHbImpl - [jdbc/MariaDbDataSource] Mappings and schema validated successfully.</text:span></text:p>
      <text:p text:style-name="P1"><text:span text:style-name="T1">2023-06-01 11:01:11,794 [main] INFO <text:s/>com.appiancorp.rdbms.config.PrimaryDataSourceConfig - Appian data source: jdbc/MariaDbDataSource DataSourceMetadata[databaseProductName=MariaDB, databaseProductVersion=10.6.12-MariaDB-0ubuntu0.22.04.1, driverName=MariaDB Connector/J, driverVersion=2.7.3]</text:span></text:p>
      <text:p text:style-name="P1"><text:span text:style-name="T1">2023-06-01 11:01:12,408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12,819 [main] INFO <text:s/>com.appiancorp.cache.persist.ProcessDesignBroadcaster - Initializing ProcessDesignBroadcaster</text:span></text:p>
      <text:p text:style-name="P1"><text:span text:style-name="T1">2023-06-01 11:01:12,937 [main] INFO <text:s/>com.appiancorp.cache.CacheBase - Initializing Cache recordKeyTypeBySourceUuid [com.appiancorp.cache.DefaultLirsCacheWrapper] with Configuration:</text:span></text:p>
      <text:p text:style-name="P1"><text:span text:style-name="T1">{appian.cacheattributes.MaxMemoryIdleTimeSeconds=7200, appian.cacheattributes.ShrinkerIntervalSeconds=3600, appian.elementattributes.MaxLifeSeconds=86400, appian.cacheattributes.distributionMode=LOCAL_WITH_DISTRIBUTED_CLEAR, appian.cacheattributes.MaxObjects=5000, appian.cacheattributes.cacheKey=appian/cache/jcs-recordKeyTypeBySourceUuidCache-config.ccf, appian.cacheattributes.MemoryCacheName=com.appiancorp.cache.JavaCachingSystemLirs, appian.cacheattributes.cacheName=recordKeyTypeBySourceUuid}</text:span></text:p>
      <text:p text:style-name="P1"><text:span text:style-name="T1">2023-06-01 11:01:20,146 [main] INFO <text:s/>com.appiancorp.cache.CacheBase - Initializing Cache local_repository [com.appiancorp.cache.DefaultLirsCacheWrapper] with Configuration:</text:span></text:p>
      <text:p text:style-name="P1"><text:span text:style-name="T1">{appian.cacheattributes.MaxMemoryIdleTimeSeconds=14400, appian.cacheattributes.MaxSpoolPerRun=250, appian.cacheattributes.ShrinkerIntervalSeconds=3600, appian.cacheattributes.distributionMode=LOCAL_WITH_DISTRIBUTED_CLEAR, appian.cacheattributes.MaxObjects=60000, appian.cacheattributes.cacheKey=appian/cache/jcs-local-repository.ccf, appian.cacheattributes.MemoryCacheName=com.appiancorp.cache.JavaCachingSystemLirs, appian.cacheattributes.cacheName=local_repository}</text:span></text:p>
      <text:p text:style-name="P1"><text:span text:style-name="T1">2023-06-01 11:01:20,160 [main] INFO <text:s/>com.appiancorp.cache.persist.Repository - Enabled Cache Repository: local_repository</text:span></text:p>
      <text:p text:style-name="P1"><text:span text:style-name="T1">2023-06-01 11:01:39,268 [main] INFO <text:s/>com.appiancorp.cache.CacheBase - Initializing Cache sailContextHistory [com.appiancorp.cache.DefaultLirsCacheWrapper] with Configuration:</text:span></text:p>
      <text:p text:style-name="P1"><text:span text:style-name="T1">{appian.cacheattributes.MemoryCacheName=com.appiancorp.cache.JavaCachingSystemLirs, appian.cacheattributes.MaxObjects=100, appian.cache.metrics.collectFullMetrics=false, appian.cacheattributes.distributionMode=LOCAL_ONLY, appian.cacheattributes.cacheKey=appian/cache/jcs-sailContextHistoryCache-config.ccf, appian.elementattributes.MaxLifeSeconds=21600, appian.cacheattributes.MaxMemoryIdleTimeSeconds=21600, appian.cacheattributes.cacheName=sailContextHistory, appian.cacheattributes.ShrinkerIntervalSeconds=3600}</text:span></text:p>
      <text:p text:style-name="P1"><text:span text:style-name="T1">2023-06-01 11:01:39,313 [main] INFO <text:s/>com.appiancorp.cache.CacheBase - Initializing Cache interfaceDesignerDesignViewCache [com.appiancorp.cache.DefaultLirsCacheWrapper] with Configuration:</text:span></text:p>
      <text:p text:style-name="P1"><text:span text:style-name="T1">{appian.cacheattributes.MemoryCacheName=com.appiancorp.cache.JavaCachingSystemLirs, appian.cacheattributes.MaxObjects=100, appian.cache.metrics.collectFullMetrics=false, appian.cacheattributes.distributionMode=LOCAL_WITH_DISTRIBUTED_CLEAR, appian.cacheattributes.cacheKey=appian/cache/jcs-interfaceDesignerDesignViewCache-config.ccf, appian.elementattributes.MaxLifeSeconds=86400, appian.cacheattributes.MaxMemoryIdleTimeSeconds=3600, appian.cacheattributes.cacheName=interfaceDesignerDesignViewCache, appian.cacheattributes.ShrinkerIntervalSeconds=1810}</text:span></text:p>
      <text:p text:style-name="P1"><text:span text:style-name="T1">2023-06-01 11:01:39,835 [main] INFO <text:s/>com.appiancorp.cache.CacheBase - Initializing Cache designObjectLocking [com.appiancorp.cache.DefaultLirsCacheWrapper] with Configuration:</text:span></text:p>
      <text:p text:style-name="P1"><text:span text:style-name="T1">{appian.cacheattributes.MemoryCacheName=com.appiancorp.cache.JavaCachingSystemLirs, appian.cacheattributes.MaxObjects=6000, appian.cache.metrics.collectFullMetrics=false, appian.cacheattributes.distributionMode=LOCAL_WITH_DISTRIBUTED_CLEAR, appian.cacheattributes.cacheKey=appian/cache/jcs-designObjectLockCache-config.ccf, appian.elementattributes.MaxLifeSeconds=86400, appian.cacheattributes.MaxMemoryIdleTimeSeconds=86400, </text:span><text:soft-page-break/><text:span text:style-name="T1">appian.cacheattributes.cacheName=designObjectLocking, appian.cacheattributes.ShrinkerIntervalSeconds=3600}</text:span></text:p>
      <text:p text:style-name="P1"><text:span text:style-name="T1">2023-06-01 11:01:43,356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44,943 [main] ERROR com.appiancorp.object.remote.auth.SecretProvider - Invalid site id: -9. Cannot register with KAS.</text:span></text:p>
      <text:p text:style-name="P1"><text:span text:style-name="T1">2023-06-01 11:01:45,335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48,311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48,445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48,520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48,895 [main] INFO <text:s/>com.appiancorp.cache.CacheBase - Initializing Cache documentsThumbnailable [com.appiancorp.cache.DefaultLirsCacheWrapper] with Configuration:</text:span></text:p>
      <text:p text:style-name="P1"><text:span text:style-name="T1">{appian.cacheattributes.MemoryCacheName=com.appiancorp.cache.JavaCachingSystemLirs, appian.cacheattributes.MaxObjects=5000, appian.cache.metrics.collectFullMetrics=false, appian.cacheattributes.distributionMode=LOCAL_WITH_DISTRIBUTED_CLEAR, appian.cacheattributes.cacheKey=appian/cache/jcs-documentThumbnailable-config.ccf, appian.elementattributes.MaxLifeSeconds=21600, appian.cacheattributes.MaxMemoryIdleTimeSeconds=7200, appian.cacheattributes.cacheName=documentsThumbnailable, appian.cacheattributes.ShrinkerIntervalSeconds=300}</text:span></text:p>
      <text:p text:style-name="P1"><text:span text:style-name="T1">2023-06-01 11:01:48,933 [main] INFO <text:s/>com.appiancorp.cache.CacheBase - Initializing Cache defaultAppLandingTabCache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20000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-1, appian.cacheattributes.cacheKey=defaultAppLandingTabCache, appian.cacheattributes.bytesTrackingEnabled=false, appian.cacheattributes.MaxMemoryIdleTimeSeconds=1209600, appian.cacheattributes.cacheName=defaultAppLandingTabCache, appian.cacheattributes.ShrinkerIntervalSeconds=3600}</text:span></text:p>
      <text:p text:style-name="P1"><text:span text:style-name="T1">2023-06-01 11:01:48,980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50,454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1:51,707 [main] INFO <text:s/>com.appiancorp.cache.CacheBase - Initializing Cache lastHealthCheckCache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1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-1, appian.cacheattributes.cacheKey=lastHealthCheckCache, appian.cacheattributes.bytesTrackingEnabled=false, appian.cacheattributes.MaxMemoryIdleTimeSeconds=60, </text:span><text:soft-page-break/><text:span text:style-name="T1">appian.cacheattributes.cacheName=lastHealthCheckCache, appian.cacheattributes.ShrinkerIntervalSeconds=3600}</text:span></text:p>
      <text:p text:style-name="P1"><text:span text:style-name="T1">2023-06-01 11:01:51,889 [main] INFO <text:s/>com.appiancorp.cache.CacheBase - Initializing Cache hcTypedIdToUuidCache [com.appiancorp.cache.DefaultLirsCacheWrapper] with Configuration:</text:span></text:p>
      <text:p text:style-name="P1"><text:span text:style-name="T1">{appian.cacheattributes.MaxMemoryIdleTimeSeconds=1800, appian.cache.metrics.collectFullMetrics=false, appian.cacheattributes.ShrinkerIntervalSeconds=2700, appian.cacheattributes.distributionMode=LOCAL_ONLY, appian.cacheattributes.MaxObjects=200, appian.cacheattributes.cacheKey=appian/cache/jcs-healthCheckTypedIdToUuid-config.ccf, appian.cacheattributes.MemoryCacheName=com.appiancorp.cache.JavaCachingSystemLirs, appian.cacheattributes.cacheName=hcTypedIdToUuidCache}</text:span></text:p>
      <text:p text:style-name="P1"><text:span text:style-name="T1">2023-06-01 11:01:51,890 [main] INFO <text:s/>com.appiancorp.cache.CacheBase - Initializing Cache hcUuidToNameAndTypeCache [com.appiancorp.cache.DefaultLirsCacheWrapper] with Configuration:</text:span></text:p>
      <text:p text:style-name="P1"><text:span text:style-name="T1">{appian.cacheattributes.MaxMemoryIdleTimeSeconds=1800, appian.cache.metrics.collectFullMetrics=false, appian.cacheattributes.ShrinkerIntervalSeconds=2700, appian.cacheattributes.distributionMode=LOCAL_ONLY, appian.cacheattributes.MaxObjects=45000, appian.cacheattributes.cacheKey=appian/cache/jcs-healthCheckUuidToNameAndType-config.ccf, appian.cacheattributes.MemoryCacheName=com.appiancorp.cache.JavaCachingSystemLirs, appian.cacheattributes.cacheName=hcUuidToNameAndTypeCache}</text:span></text:p>
      <text:p text:style-name="P1"><text:span text:style-name="T1">2023-06-01 11:01:52,990 [main] INFO <text:s/>com.appiancorp.cache.CacheBase - Initializing Cache packageSmartReminderBannerCache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50000, appian.cacheattributes.MemoryUsageSamplePercentage=0.1, appian.cache.metrics.tracingEnabled=false, appian.cacheattributes.MaxEntrySizeBytes=-1, appian.cacheattributes.MaxCacheSizeBytes=-1, appian.cacheattributes.SegmentCount=-1, appian.cacheattributes.distributionMode=LOCAL_WITH_DISTRIBUTED_CLEAR, appian.elementattributes.MaxLifeSeconds=-1, appian.cacheattributes.cacheKey=packageSmartReminderBannerCache, appian.cacheattributes.bytesTrackingEnabled=false, appian.cacheattributes.MaxMemoryIdleTimeSeconds=2592000, appian.cacheattributes.cacheName=packageSmartReminderBannerCache, appian.cacheattributes.ShrinkerIntervalSeconds=3600}</text:span></text:p>
      <text:p text:style-name="P1"><text:span text:style-name="T1">2023-06-01 11:01:55,025 [main] INFO <text:s/>com.appiancorp.cache.CacheBase - Initializing Cache taskErrorRateLimiterCache [com.appiancorp.cache.DefaultLirsCacheWrapper] with Configuration:</text:span></text:p>
      <text:p text:style-name="P1"><text:span text:style-name="T1">{appian.cacheattributes.MaxMemoryIdleTimeSeconds=1800, appian.cache.metrics.collectFullMetrics=false, appian.cacheattributes.ShrinkerIntervalSeconds=3600, appian.cacheattributes.distributionMode=LOCAL_WITH_DISTRIBUTED_CLEAR, appian.cacheattributes.MaxObjects=5000, appian.cacheattributes.cacheKey=appian/cache/jcs-taskErrorRateLimiter-config.ccf, appian.cacheattributes.MemoryCacheName=com.appiancorp.cache.JavaCachingSystemLirs, appian.cacheattributes.cacheName=taskErrorRateLimiterCache}</text:span></text:p>
      <text:p text:style-name="P1"><text:span text:style-name="T1">2023-06-01 11:01:55,137 [main] INFO <text:s/>com.appiancorp.cache.CacheBase - Initializing Cache applications [com.appiancorp.cache.DefaultLirsCacheWrapper] with Configuration:</text:span></text:p>
      <text:p text:style-name="P1"><text:span text:style-name="T1">{appian.cache.metrics.collectFullMetrics=false, appian.cacheattributes.ShrinkerIntervalSeconds=3600, appian.elementattributes.MaxLifeSeconds=300, appian.cacheattributes.distributionMode=LOCAL_ONLY, appian.cacheattributes.MaxObjects=25, appian.cacheattributes.cacheKey=appian/cache/jcs-applications-config.ccf, appian.cacheattributes.MemoryCacheName=com.appiancorp.cache.JavaCachingSystemLirs, appian.cacheattributes.cacheName=applications}</text:span></text:p>
      <text:p text:style-name="P1"><text:span text:style-name="T1">2023-06-01 11:01:55,673 [main] INFO <text:s/>com.appiancorp.cache.CacheBase - Initializing Cache expressionGuidance [com.appiancorp.cache.DefaultLirsCacheWrapper] with Configuration:</text:span></text:p>
      <text:p text:style-name="P1"><text:span text:style-name="T1">{appian.cacheattributes.MaxMemoryIdleTimeSeconds=600, appian.cacheattributes.ShrinkerIntervalSeconds=3600, appian.cacheattributes.distributionMode=LOCAL_ONLY, appian.cacheattributes.MaxCacheSizeBytes=6304000, appian.cacheattributes.MaxObjects=500, appian.cacheattributes.cacheKey=appian/cache/jcs-expressionGuidanceCache-config.ccf, appian.cacheattributes.MemoryCacheName=com.appiancorp.cache.JavaCachingSystemLirs, appian.cacheattributes.cacheName=expressionGuidance}</text:span></text:p>
      <text:p text:style-name="P1"><text:span text:style-name="T1">2023-06-01 11:01:59,921 [main] INFO <text:s/>com.appiancorp.cache.CacheBase - Initializing Cache ixCache [com.appiancorp.cache.DefaultLirsCacheWrapper] with Configuration:</text:span></text:p>
      <text:p text:style-name="P1"><text:soft-page-break/><text:span text:style-name="T1">{appian.cache.metrics.collectFullMetrics=false, appian.cacheattributes.ShrinkerIntervalSeconds=300, appian.elementattributes.MaxLifeSeconds=5400, appian.cacheattributes.distributionMode=LOCAL_ONLY, appian.cacheattributes.MaxObjects=100, appian.cacheattributes.cacheKey=appian/cache/jcs-inspectResultCache-config.ccf, appian.cacheattributes.MemoryCacheName=com.appiancorp.cache.JavaCachingSystemLirs, appian.cacheattributes.cacheName=ixCache}</text:span></text:p>
      <text:p text:style-name="P1"><text:span text:style-name="T1">2023-06-01 11:01:59,941 [main] INFO <text:s/>com.appiancorp.cache.CacheBase - Initializing Cache deploymentsPendingReviewCache [com.appiancorp.cache.DefaultLirsCacheWrapper] with Configuration:</text:span></text:p>
      <text:p text:style-name="P1"><text:span text:style-name="T1">{appian.cache.metrics.collectFullMetrics=false, appian.cacheattributes.ShrinkerIntervalSeconds=1200, appian.elementattributes.MaxLifeSeconds=900, appian.cacheattributes.distributionMode=LOCAL_WITH_DISTRIBUTED_CLEAR, appian.cacheattributes.MaxObjects=1000, appian.cacheattributes.cacheKey=appian/cache/jcs-deploymentsPendingReviewCache-config.ccf, appian.cacheattributes.MemoryCacheName=com.appiancorp.cache.JavaCachingSystemLirs, appian.cacheattributes.cacheName=deploymentsPendingReviewCache}</text:span></text:p>
      <text:p text:style-name="P1"><text:span text:style-name="T1">2023-06-01 11:02:02,163 [main] INFO <text:s/>com.appiancorp.exprdesigner.autosuggest.AutoSuggestImpl - Registered AutoSuggestionProvider : FeatureFlagAutoSuggestProvider with priority : 100</text:span></text:p>
      <text:p text:style-name="P1"><text:span text:style-name="T1">2023-06-01 11:02:02,163 [main] INFO <text:s/>com.appiancorp.exprdesigner.autosuggest.AutoSuggestImpl - Registered AutoSuggestionProvider : KeywordAutoSuggestProvider with priority : 200</text:span></text:p>
      <text:p text:style-name="P1"><text:span text:style-name="T1">2023-06-01 11:02:02,163 [main] INFO <text:s/>com.appiancorp.exprdesigner.autosuggest.AutoSuggestImpl - Registered AutoSuggestionProvider : TranslationStringAutoSuggestProvider with priority : 300</text:span></text:p>
      <text:p text:style-name="P1"><text:span text:style-name="T1">2023-06-01 11:02:03,514 [main] INFO <text:s/>com.appiancorp.cache.CacheBase - Initializing Cache sailCacheFunction [com.appiancorp.cache.DefaultLirsCacheWrapper] with Configuration:</text:span></text:p>
      <text:p text:style-name="P1"><text:span text:style-name="T1">{appian.cacheattributes.MemoryCacheName=com.appiancorp.cache.JavaCachingSystemLirs, appian.cacheattributes.MaxCacheSizeBytes=209715200, appian.cacheattributes.SegmentCount=1, appian.cacheattributes.distributionMode=LOCAL_ONLY, appian.cacheattributes.cacheKey=appian/cache/jcs-sailCacheFunction-config.ccf, appian.elementattributes.MaxLifeSeconds=1200, appian.cacheattributes.MaxMemoryIdleTimeSeconds=600, appian.cacheattributes.cacheName=sailCacheFunction, appian.cacheattributes.ShrinkerIntervalSeconds=450}</text:span></text:p>
      <text:p text:style-name="P1"><text:span text:style-name="T1">2023-06-01 11:02:04,218 [main] INFO <text:s/>com.appiancorp.cache.CacheBase - Initializing Cache decisionCache [com.appiancorp.cache.DefaultLirsCacheWrapper] with Configuration:</text:span></text:p>
      <text:p text:style-name="P1"><text:span text:style-name="T1">{appian.cacheattributes.MemoryCacheName=com.appiancorp.cache.JavaCachingSystemLirs, appian.cacheattributes.MaxObjects=1000, appian.cache.metrics.collectFullMetrics=false, appian.cacheattributes.distributionMode=LOCAL_WITH_DISTRIBUTED_CLEAR, appian.cacheattributes.cacheKey=appian/cache/jcs-decisionCache-config.ccf, appian.elementattributes.MaxLifeSeconds=86400, appian.cacheattributes.MaxMemoryIdleTimeSeconds=1200, appian.cacheattributes.cacheName=decisionCache, appian.cacheattributes.ShrinkerIntervalSeconds=1200}</text:span></text:p>
      <text:p text:style-name="P1"><text:span text:style-name="T1">2023-06-01 11:02:06,711 [main] INFO <text:s/>com.appiancorp.cache.CacheBase - Initializing Cache thumbnails [com.appiancorp.cache.DefaultLirsCacheWrapper] with Configuration:</text:span></text:p>
      <text:p text:style-name="P1"><text:span text:style-name="T1">{appian.cacheattributes.MaxMemoryIdleTimeSeconds=2400, appian.cache.metrics.collectFullMetrics=false, appian.cacheattributes.ShrinkerIntervalSeconds=1200, appian.cacheattributes.distributionMode=LOCAL_WITH_DISTRIBUTED_CLEAR, appian.cacheattributes.MaxObjects=400, appian.cacheattributes.cacheKey=appian/cache/jcs-thumbnailCache-config.ccf, appian.cacheattributes.MemoryCacheName=com.appiancorp.cache.JavaCachingSystemLirs, appian.cacheattributes.cacheName=thumbnails}</text:span></text:p>
      <text:p text:style-name="P1"><text:span text:style-name="T1">2023-06-01 11:02:06,797 [main] INFO <text:s/>com.appiancorp.common.persistence.search.SearchServerClientConfiguration - Using the Search Server client configuration specified in /home/appian/conf/appian-topology.xml.</text:span></text:p>
      <text:p text:style-name="P1"><text:span text:style-name="T1">2023-06-01 11:02:07,003 [main] WARN <text:s/>com.appiancorp.suite.cfg.FeatureToggleConfiguration - Parallel evaluation toggle initialized to: true</text:span></text:p>
      <text:p text:style-name="P1"><text:span text:style-name="T1">2023-06-01 11:02:08,797 [main] INFO <text:s/>com.appiancorp.connectedenvironments.service.DevOpsInfrastructureBootstrapper - No URLs found to bootstrap, will check on next startup</text:span></text:p>
      <text:p text:style-name="P1"><text:span text:style-name="T1">2023-06-01 11:02:12,167 [main] INFO <text:s/>com.appiancorp.ads.core.AdsSchemaSpringContextListener - Received ContextRefreshedEvent: org.springframework.context.event.ContextRefreshedEvent[source=Root WebApplicationContext, started on Thu Jun 01 11:00:25 GMT 2023]</text:span></text:p>
      <text:p text:style-name="P1"><text:soft-page-break/><text:span text:style-name="T1">2023-06-01 11:02:12,168 [main] INFO <text:s/>com.appiancorp.ads.core.AdsSchemaSpringContextListener - Starting ADS migrations</text:span></text:p>
      <text:p text:style-name="P1"><text:span text:style-name="T1">2023-06-01 11:02:12,190 [main] INFO <text:s/>com.appian.data.migration.AdsSchemaEngine - [DesignObject] schema has been terminated. Stopping initialization. Executed in 17 ms.</text:span></text:p>
      <text:p text:style-name="P1"><text:span text:style-name="T1">2023-06-01 11:02:12,203 [main] INFO <text:s/>com.appian.data.migration.AdsSchemaEngine - [DetectLoadRunning] Exists and is at the latest version (2020_07_07_initial). Executed in 11 ms.</text:span></text:p>
      <text:p text:style-name="P1"><text:span text:style-name="T1">2023-06-01 11:02:12,216 [main] INFO <text:s/>com.appian.data.migration.AdsSchemaEngine - [RlsConstant] Exists and is at the latest version (2021_08_02_initial). Executed in 12 ms.</text:span></text:p>
      <text:p text:style-name="P1"><text:span text:style-name="T1">2023-06-01 11:02:12,227 [main] INFO <text:s/>com.appian.data.migration.AdsSchemaEngine - [UserFilters] Exists and is at the latest version (2019_07_25_initial). Executed in 10 ms.</text:span></text:p>
      <text:p text:style-name="P1"><text:span text:style-name="T1">2023-06-01 11:02:12,240 [main] INFO <text:s/>com.appian.data.migration.AdsSchemaEngine - [DesignObject] schema has been terminated. Stopping initialization. Executed in 12 ms.</text:span></text:p>
      <text:p text:style-name="P1"><text:span text:style-name="T1">2023-06-01 11:02:12,250 [main] INFO <text:s/>com.appian.data.migration.AdsSchemaEngine - [Patch] Exists and is at the latest version (2021_03_11_terminateSchema). Executed in 9 ms.</text:span></text:p>
      <text:p text:style-name="P1"><text:span text:style-name="T1">2023-06-01 11:02:12,258 [main] INFO <text:s/>com.appiancorp.applicationpatch.migration.PatchToPackageMigration - Patch to package migration has already run. Skipping migration</text:span></text:p>
      <text:p text:style-name="P1"><text:span text:style-name="T1">2023-06-01 11:02:12,270 [main] INFO <text:s/>com.appian.data.migration.AdsSchemaEngine - [RecordsReplica] Exists and is at the latest version (2022_10_25_joinIndexUuid). Executed in 11 ms.</text:span></text:p>
      <text:p text:style-name="P1"><text:span text:style-name="T1">2023-06-01 11:02:12,270 [main] INFO <text:s/>com.appiancorp.ads.core.AdsSchemaSpringContextListener - Finished ADS migrations</text:span></text:p>
      <text:p text:style-name="P1"><text:span text:style-name="T1">2023-06-01 11:02:12,271 [main] INFO <text:s/>com.appiancorp.record.replica.RecordSyncStartupSpringContextListener - Received ContextRefreshedEvent: org.springframework.context.event.ContextRefreshedEvent[source=Root WebApplicationContext, started on Thu Jun 01 11:00:25 GMT 2023]</text:span></text:p>
      <text:p text:style-name="P1"><text:span text:style-name="T1">2023-06-01 11:02:12,423 [main] INFO <text:s/>com.appiancorp.record.replica.RecordSyncStartupSpringContextListener - Created ADS attributes common to all record replicas</text:span></text:p>
      <text:p text:style-name="P1"><text:span text:style-name="T1">2023-06-01 11:02:12,456 [main] INFO <text:s/>com.appiancorp.record.replica.RecordSyncStartupSpringContextListener - Started Quartz scheduler</text:span></text:p>
      <text:p text:style-name="P1"><text:span text:style-name="T1">2023-06-01 11:02:12,475 [QuartzScheduler_RecordSyncScheduler-appian-dev2.machint.com1685617263700_MisfireHandler] INFO <text:s/>com.appiancorp.record.service.quartz.LoggingTriggerListener - Trigger [group: record_load_group, name: record_synchronize_ads_join_indices] misfired for job [group: record_load_group, name: record_synchronize_ads_join_indices]</text:span></text:p>
      <text:p text:style-name="P1"><text:span text:style-name="T1">2023-06-01 11:02:12,495 [main] INFO <text:s/>com.appiancorp.record.replica.RecordSyncStartupSpringContextListener - Created Quartz job for record replica reaper</text:span></text:p>
      <text:p text:style-name="P1"><text:span text:style-name="T1">2023-06-01 11:02:12,499 [main] INFO <text:s/>com.appiancorp.record.replica.RecordSyncStartupSpringContextListener - Created Quartz job for syncing ADS join indices</text:span></text:p>
      <text:p text:style-name="P1"><text:span text:style-name="T1">2023-06-01 11:02:12,534 [main] INFO <text:s/>com.appiancorp.process.background.EngineWorkSpringContextListener - Received ContextRefreshedEvent: org.springframework.context.event.ContextRefreshedEvent[source=Root WebApplicationContext, started on Thu Jun 01 11:00:25 GMT 2023]</text:span></text:p>
      <text:p text:style-name="P1"><text:span text:style-name="T1">2023-06-01 11:02:12,589 [RecordSyncScheduler_Worker-1] INFO <text:s/>com.appiancorp.record.service.quartz.LoggingTriggerListener - Trigger [group: record_load_group, name: record_synchronize_ads_join_indices] fired for job [group: record_load_group, name: record_synchronize_ads_join_indices]</text:span></text:p>
      <text:p text:style-name="P1"><text:span text:style-name="T1">2023-06-01 11:02:12,592 [main] INFO <text:s/>com.appiancorp.ix.spring.IaSpringContextListener - Received ContextRefreshedEvent: org.springframework.context.event.ContextRefreshedEvent[source=Root WebApplicationContext, started on Thu Jun 01 11:00:25 GMT 2023]</text:span></text:p>
      <text:p text:style-name="P1"><text:span text:style-name="T1">2023-06-01 11:02:12,594 [main] INFO <text:s/>com.appiancorp.ix.spring.IaSpringContextListener - Enabling ia listener for Appian data source transactions.</text:span></text:p>
      <text:p text:style-name="P1"><text:span text:style-name="T1">2023-06-01 11:02:12,622 [main] INFO <text:s/>com.appiancorp.ix.spring.IaSpringContextListener - Scheduling ia replication timer with a 60000 ms delay.</text:span></text:p>
      <text:p text:style-name="P1"><text:span text:style-name="T1">2023-06-01 11:02:12,633 [main] INFO <text:s/>com.appiancorp.tempo.rdbms.index.NewsIndexSpringContextListener - Received ContextRefreshedEvent: org.springframework.context.event.ContextRefreshedEvent[source=Root WebApplicationContext, started on Thu Jun 01 11:00:25 GMT 2023]</text:span></text:p>
      <text:p text:style-name="P1"><text:span text:style-name="T1">2023-06-01 11:02:12,635 [main] INFO <text:s/>com.appiancorp.tempo.rdbms.index.NewsIndexSpringContextListener - Enabling news listener for Appian data source transactions.</text:span></text:p>
      <text:p text:style-name="P1"><text:soft-page-break/><text:span text:style-name="T1">2023-06-01 11:02:12,639 [main] INFO <text:s/>com.appiancorp.tempo.rdbms.index.NewsIndexSpringContextListener - Scheduling news replication timer with a 60000 ms delay.</text:span></text:p>
      <text:p text:style-name="P1"><text:span text:style-name="T1">2023-06-01 11:02:12,734 [RecordSyncScheduler_Worker-1] INFO <text:s/>com.appiancorp.record.service.quartz.LoggingTriggerListener - Trigger [group: record_load_group, name: record_synchronize_ads_join_indices] completed for job [group: record_load_group, name: record_synchronize_ads_join_indices]</text:span></text:p>
      <text:p text:style-name="P1"><text:span text:style-name="T1">2023-06-01 11:02:12,760 [main] INFO <text:s/>org.springframework.web.context.ContextLoader - Root WebApplicationContext initialized in 107786 ms</text:span></text:p>
      <text:p text:style-name="P1"><text:span text:style-name="T1">2023-06-01 11:02:12,913 [ForkJoinPool-1-worker-25] INFO <text:s/>com.appiancorp.rdbms.datasource.BusinessDataSourceValidator - Validating data sources.</text:span></text:p>
      <text:p text:style-name="P1"><text:span text:style-name="T1">2023-06-01 11:02:13,445 [ForkJoinPool-1-worker-25] INFO <text:s/>com.appiancorp.rdbms.datasource.BusinessDataSourceValidator - Data source: jdbc/vgro (Admin Console) validated successfully.</text:span></text:p>
      <text:p text:style-name="P1"><text:span text:style-name="T1">2023-06-01 11:02:22,086 [main] INFO <text:s/>com.appiancorp.common.initialize.MigrateRemoveNonKEvaluableSystemRulesConfig - Determining non K evaluable system rules</text:span></text:p>
      <text:p text:style-name="P1"><text:span text:style-name="T1">2023-06-01 11:02:22,123 [main] INFO <text:s/>com.appiancorp.common.initialize.MigrateRemoveNonKEvaluableSystemRulesConfig - Non K evaluable system rules migration skipped</text:span></text:p>
      <text:p text:style-name="P1"><text:span text:style-name="T1">2023-06-01 11:02:22,142 [main] INFO <text:s/>com.appiancorp.common.initialize.recordtypes.MigrateRecordTypes - Record Types' proxy Datatypes migration has already occurred</text:span></text:p>
      <text:p text:style-name="P1"><text:span text:style-name="T1">2023-06-01 11:02:22,149 [main] INFO <text:s/>com.appiancorp.common.initialize.recordtypes.MigrateRecordTypes - Record Types' proxy Datatypes migration has already occurred</text:span></text:p>
      <text:p text:style-name="P1"><text:span text:style-name="T1">2023-06-01 11:02:22,166 [main] INFO <text:s/>com.appiancorp.common.initialize.recordtypes.MigrateRecordTypes - Record Detail View Header Migration has already occurred</text:span></text:p>
      <text:p text:style-name="P1"><text:span text:style-name="T1">2023-06-01 11:02:22,175 [main] INFO <text:s/>com.appiancorp.common.initialize.recordtypes.MigrateRecordTypes - Importance score population migration has already occurred</text:span></text:p>
      <text:p text:style-name="P1"><text:span text:style-name="T1">2023-06-01 11:02:22,186 [main] INFO <text:s/>com.appiancorp.common.initialize.recordtypes.MigrateRecordTypes - Synced Salesforce Record Types migration for source table uuid has already occurred</text:span></text:p>
      <text:p text:style-name="P1"><text:span text:style-name="T1">2023-06-01 11:02:22,221 [main] INFO <text:s/>com.appiancorp.plugins.PluginLoader - Appian Plug-in Framework starting for directory [/home/appian/_admin/plugins]</text:span></text:p>
      <text:p text:style-name="P1"><text:span text:style-name="T1">2023-06-01 11:02:27,971 [main] INFO <text:s/>com.appiancorp.plugins.osgi.LoggingPluginFactoryDecorator - Plug-in Artifact 'appian-ae-plugin-rest-apis-23.1.425.0.jar' SHA256 hash is 0c29b6dc0795be5ba1577e30a4c08e67dae08910fff633297e2f1a5a7c3ec443</text:span></text:p>
      <text:p text:style-name="P1"><text:span text:style-name="T1">2023-06-01 11:02:28,355 [main] INFO <text:s/>com.appiancorp.plugins.osgi.LoggingPluginFactoryDecorator - Plug-in Artifact 'appian-ae-plugin-smart-services-23.1.425.0.jar' SHA256 hash is 3bf7ea0473950fd6f5e814bcdfa14310a67ae56e57ed67e8f4fa45d5b9240277</text:span></text:p>
      <text:p text:style-name="P1"><text:span text:style-name="T1">2023-06-01 11:02:28,454 [main] INFO <text:s/>com.appiancorp.plugins.osgi.LoggingPluginFactoryDecorator - Plug-in Artifact 'appian-integration-cmis-1.0.86.jar' SHA256 hash is e5f065236611734b03910f50a71ca8ade4f8d325937d0bf4aab28fbed0d68ced</text:span></text:p>
      <text:p text:style-name="P1"><text:span text:style-name="T1">2023-06-01 11:02:28,685 [main] INFO <text:s/>com.appiancorp.plugins.osgi.LoggingPluginFactoryDecorator - Plug-in Artifact 'appian-integration-dynamics-1.0.86.jar' SHA256 hash is 74a14a21828c79feb6c0809641122da4e783db763e465619b3ee23a7a8f02821</text:span></text:p>
      <text:p text:style-name="P1"><text:span text:style-name="T1">2023-06-01 11:02:28,786 [main] INFO <text:s/>com.appiancorp.plugins.osgi.LoggingPluginFactoryDecorator - Plug-in Artifact 'appian-integration-http-client-23.1.425.0.jar' SHA256 hash is 18626639cbd54ccf3015fb6b50ba0faa606e1e3d8069f174d2c55440fbd28a61</text:span></text:p>
      <text:p text:style-name="P1"><text:span text:style-name="T1">2023-06-01 11:02:28,902 [main] INFO <text:s/>com.appiancorp.plugins.osgi.LoggingPluginFactoryDecorator - Plug-in Artifact 'appian-integration-salesforce-1.0.86.jar' SHA256 hash is 7bcf508f38b6ff14e460575d157fcddb13d9b10b88d2a2b23d2e92502d983cee</text:span></text:p>
      <text:p text:style-name="P1"><text:span text:style-name="T1">2023-06-01 11:02:29,010 [main] INFO <text:s/>com.appiancorp.plugins.osgi.LoggingPluginFactoryDecorator - Plug-in Artifact 'appian-integration-sap-1.0.86.jar' SHA256 hash is 7e00bf176df4b938b8e6ce3cf99a72b213a56a34c6b7accddc7c36114d43095d</text:span></text:p>
      <text:p text:style-name="P1"><text:span text:style-name="T1">2023-06-01 11:02:29,126 [main] INFO <text:s/>com.appiancorp.plugins.osgi.LoggingPluginFactoryDecorator - Plug-in Artifact 'appian-integration-sharepoint-1.0.86.jar' SHA256 hash is c251e274ecfc60e1fbc452e6d2c33f144adc0081abe80fcb2c66dcfa1f007de6</text:span></text:p>
      <text:p text:style-name="P1"><text:soft-page-break/><text:span text:style-name="T1">2023-06-01 11:02:29,240 [main] INFO <text:s/>com.appiancorp.plugins.osgi.LoggingPluginFactoryDecorator - Plug-in Artifact 'appian-integration-siebel-1.0.86.jar' SHA256 hash is 076e752455f64fd18ae278bbe5930187743e622b533ec8d9a3170861fb505e2c</text:span></text:p>
      <text:p text:style-name="P1"><text:span text:style-name="T1">2023-06-01 11:02:29,337 [main] INFO <text:s/>com.appiancorp.plugins.osgi.LoggingPluginFactoryDecorator - Plug-in Artifact 'appian-rpa-23.1-4-g3f63ad16-211-8-6.1.jar' SHA256 hash is af18b0b85f1d6e6c9fc6cb14846b7a53469230fb4a630e2d57ea8ae7a2053ad8</text:span></text:p>
      <text:p text:style-name="P1"><text:span text:style-name="T1">2023-06-01 11:02:29,367 [main] INFO <text:s/>com.appiancorp.plugins.osgi.LoggingPluginFactoryDecorator - Plug-in Artifact 'appian-rpa-plugin-23.1.425.0.jar' SHA256 hash is be153f4b75e57060a9c3101e53864d5552fb0c7250bc7dbd03f714ea9e91f19b</text:span></text:p>
      <text:p text:style-name="P1"><text:span text:style-name="T1">2023-06-01 11:02:29,482 [main] INFO <text:s/>com.appiancorp.plugins.osgi.LoggingPluginFactoryDecorator - Plug-in Artifact 'blueprism-1.0.4-9513797-213-21-16.0.jar' SHA256 hash is 70fea5037bfc717697f0a4cdeab605444293667411523e421acbae78b9214302</text:span></text:p>
      <text:p text:style-name="P1"><text:span text:style-name="T1">2023-06-01 11:02:29,557 [main] INFO <text:s/>com.appiancorp.plugins.osgi.LoggingPluginFactoryDecorator - Plug-in Artifact 'datasource-23.1-4-g3f63ad16-211-8-6.1.jar' SHA256 hash is 84aacbfb5164ff28923c9386d79fbd1d0719fbfe3966aa6da782a8d1c2dc6e2e</text:span></text:p>
      <text:p text:style-name="P1"><text:span text:style-name="T1">2023-06-01 11:02:29,658 [main] INFO <text:s/>com.appiancorp.plugins.osgi.LoggingPluginFactoryDecorator - Plug-in Artifact 'docusignmulti-1.1.5-a5b80c8-214-30-6.36.jar' SHA256 hash is 777ac4d89a0d50bd961620ed7198c2ef4f23297f6a11c7cf3f47d23ddb5112fa</text:span></text:p>
      <text:p text:style-name="P1"><text:span text:style-name="T1">2023-06-01 11:02:29,791 [main] INFO <text:s/>com.appiancorp.plugins.osgi.LoggingPluginFactoryDecorator - Plug-in Artifact 'dynamicsmulti-1.0.2-56d9cc1-212-14-12.8.jar' SHA256 hash is be82687d7d3aa53db4d64a7abb12a288f0bca86f71cee1abad7e451d3a54a275</text:span></text:p>
      <text:p text:style-name="P1"><text:span text:style-name="T1">2023-06-01 11:02:29,934 [main] INFO <text:s/>com.appiancorp.plugins.osgi.LoggingPluginFactoryDecorator - Plug-in Artifact 'google-drive-1.3.8-3a46c0a-209-22-2.57.jar' SHA256 hash is bb1704d190fa3aa4151a452ce0e6ee2acbd2bd7006fda1e9c96b926bb63c0ee8</text:span></text:p>
      <text:p text:style-name="P1"><text:span text:style-name="T1">2023-06-01 11:02:30,074 [main] INFO <text:s/>com.appiancorp.plugins.osgi.LoggingPluginFactoryDecorator - Plug-in Artifact 'google-natural-language-1.3.9-3a46c0a-209-22-2.57.jar' SHA256 hash is df2a8d21359db90f68e36ef2be4a05cee5c653f6eecf0ab2289199092b4c6a5d</text:span></text:p>
      <text:p text:style-name="P1"><text:span text:style-name="T1">2023-06-01 11:02:30,165 [main] INFO <text:s/>com.appiancorp.plugins.osgi.LoggingPluginFactoryDecorator - Plug-in Artifact 'google-recaptcha-1.1.0.1-5c2197f-212-14-7.16.jar' SHA256 hash is b5a3113d83278a4e4027612501a97da9126eb5544d6fc2a9f5942c9669137fa1</text:span></text:p>
      <text:p text:style-name="P1"><text:span text:style-name="T1">2023-06-01 11:02:30,429 [main] INFO <text:s/>com.appiancorp.plugins.osgi.LoggingPluginFactoryDecorator - Plug-in Artifact 'google-translate-1.3.9-3a46c0a-209-22-2.57.jar' SHA256 hash is 660bc9d8515feb42e44e37439144c5c8283a3cc2d4573674e0706de1dcb6f44e</text:span></text:p>
      <text:p text:style-name="P1"><text:span text:style-name="T1">2023-06-01 11:02:30,886 [main] INFO <text:s/>com.appiancorp.plugins.osgi.LoggingPluginFactoryDecorator - Plug-in Artifact 'google-vision-1.3.9-3a46c0a-209-22-2.57.jar' SHA256 hash is 330767f37572db5dbed94bdb95cf7f82b03aa017570a59a24ade66cda92cf676</text:span></text:p>
      <text:p text:style-name="P1"><text:span text:style-name="T1">2023-06-01 11:02:31,086 [main] INFO <text:s/>com.appiancorp.plugins.osgi.LoggingPluginFactoryDecorator - Plug-in Artifact 'salesforce-multi-1.0.4-2194a20-219-2-6.45.jar' SHA256 hash is 6d1c3e049c204b121ad8d7ee186072d923fac6d7c6d8309c741518c7960ad22d</text:span></text:p>
      <text:p text:style-name="P1"><text:span text:style-name="T1">2023-06-01 11:02:31,162 [main] INFO <text:s/>com.appiancorp.plugins.osgi.LoggingPluginFactoryDecorator - Plug-in Artifact 'sharepoint-multi-1.0.2-56d9cc1-212-14-12.8.jar' SHA256 hash is a4b256e52b7fce00f9aaacaa86d265e44cc0f717e482fd882625999f3a5d9067</text:span></text:p>
      <text:p text:style-name="P1"><text:span text:style-name="T1">2023-06-01 11:02:31,202 [main] ERROR com.appiancorp.plugins.LoggingPluginEventListener - Failed to load Plug-in 'Base64-To-Database-Services' (Base64-To-Database-Services) version 0.0: 'The artifact URI file:/home/appian/_admin/plugins/Base64-To-Database-Services is not a valid plugin artifact'</text:span></text:p>
      <text:p text:style-name="P1"><text:span text:style-name="T1">2023-06-01 11:02:31,382 [main] INFO <text:s/>com.appiancorp.plugins.osgi.LoggingPluginFactoryDecorator - Plug-in Artifact 'JsonToExcelV22.jar' SHA256 hash is 46dd88f34daca4bab5c8686a35fa84bcd4fd4ccfa001485eb7bfe380abe52067</text:span></text:p>
      <text:p text:style-name="P1"><text:span text:style-name="T1">2023-06-01 11:02:31,466 [main] ERROR com.appiancorp.plugins.LoggingPluginEventListener - Failed to load Component Plug-in 'appian-dev1-logs.zip': Could not parse zip file - make sure it is formatted properly</text:span></text:p>
      <text:p text:style-name="P1"><text:span text:style-name="T1">2023-06-01 11:02:31,473 [main] INFO <text:s/>com.appiancorp.plugins.osgi.LoggingPluginFactoryDecorator - Plug-in Artifact 'com.appiancorp.ps.db-1.0.4.jar' SHA256 hash is 6819809bb69470fd1db2256ea8956515fc3061f4826e2627401d80f5630a96de</text:span></text:p>
      <text:p text:style-name="P1"><text:span text:style-name="T1">2023-06-01 11:02:31,488 [main] INFO <text:s/>com.appiancorp.plugins.osgi.LoggingPluginFactoryDecorator - Plug-in Artifact 'content-tools-1.9.2.jar' SHA256 hash is fc2c30ad88acacc1c188e8de079bb2ed42fed7b963ffa7e3028f6f087871a574</text:span></text:p>
      <text:p text:style-name="P1"><text:span text:style-name="T1">2023-06-01 11:02:31,520 [main] INFO <text:s/>com.appiancorp.plugins.osgi.LoggingPluginFactoryDecorator - Plug-in Artifact 'date-and-time-utilities-1.3.0.jar' SHA256 hash is 3f7143c60bce81db56268bf7c9dc65d4b4395941b5cc8b6b93559ee58e0c6e23</text:span></text:p>
      <text:p text:style-name="P1"><text:span text:style-name="T1">2023-06-01 11:02:31,716 [main] INFO <text:s/>com.appiancorp.plugins.osgi.LoggingPluginFactoryDecorator - Plug-in Artifact 'excel-tools-2.5.0.jar' SHA256 hash is 805a7126f40f01e096e015e8a30b632ea760fb185cc8d097afd2b3fb5c366741</text:span></text:p>
      <text:p text:style-name="P1"><text:soft-page-break/><text:span text:style-name="T1">2023-06-01 11:02:31,812 [main] INFO <text:s/>com.appiancorp.plugins.osgi.LoggingPluginFactoryDecorator - Plug-in Artifact 'execute-stored-procedure-1.5.7.jar' SHA256 hash is 96083a1c71f43c73b8ad37ff52170e80ed3888832f9c1fb7cc9c733c53ddaa4a</text:span></text:p>
      <text:p text:style-name="P1"><text:span text:style-name="T1">2023-06-01 11:02:31,921 [main] INFO <text:s/>com.appiancorp.plugins.osgi.LoggingPluginFactoryDecorator - Plug-in Artifact 'idp-Component.zip' SHA256 hash is e8d7c86f321210b6bc909f9d1a629254c5950f32dc3b58e5f0498e828124e682</text:span></text:p>
      <text:p text:style-name="P1"><text:span text:style-name="T1">2023-06-01 11:02:31,949 [main] INFO <text:s/>com.appiancorp.plugins.component.DeveloperTokenVerificationHelper - This instance is now registered as a developer instance</text:span></text:p>
      <text:p text:style-name="P1"><text:span text:style-name="T1">2023-06-01 11:02:32,004 [main] INFO <text:s/>com.appiancorp.cache.CacheBase - Initializing Cache safeUriCache [com.appiancorp.cache.DefaultLirsCacheWrapper] with Configuration:</text:span></text:p>
      <text:p text:style-name="P1"><text:span text:style-name="T1">{appian.cacheattributes.MemoryCacheName=com.appiancorp.cache.JavaCachingSystemLirs, appian.cacheattributes.MaxObjects=5000, appian.cache.metrics.collectFullMetrics=false, appian.cacheattributes.distributionMode=LOCAL_ONLY, appian.cacheattributes.cacheKey=appian/cache/jcs-safeUriCache-config.ccf, appian.elementattributes.MaxLifeSeconds=21600, appian.cacheattributes.MaxMemoryIdleTimeSeconds=7200, appian.cacheattributes.cacheName=safeUriCache, appian.cacheattributes.ShrinkerIntervalSeconds=300}</text:span></text:p>
      <text:p text:style-name="P1"><text:span text:style-name="T1">2023-06-01 11:02:32,075 [main] ERROR com.appiancorp.plugins.LoggingPluginEventListener - Failed to load Plug-in 'com.machint.idpComponentPlugin' (com.machint.idpComponentPlugin) version 0.0: 'idpComponentPlugin (1.0.0) - Could not find html-entry-point file: index.html'</text:span></text:p>
      <text:p text:style-name="P1"><text:span text:style-name="T1">2023-06-01 11:02:32,078 [main] INFO <text:s/>com.appiancorp.plugins.osgi.LoggingPluginFactoryDecorator - Plug-in Artifact 'marquee-component-v1.1.1_signed.zip' SHA256 hash is 88c7ddaea9c6e82c3813a02a886939e80126bae06c685f9fb927dc417e5e3a0e</text:span></text:p>
      <text:p text:style-name="P1"><text:span text:style-name="T1">2023-06-01 11:02:32,266 [main] INFO <text:s/>com.appiancorp.plugins.component.ComponentPluginFactory - Component plug-in package marquee-component-v1.1.1_signed.zip loaded in 187ms</text:span></text:p>
      <text:p text:style-name="P1"><text:span text:style-name="T1">2023-06-01 11:02:32,272 [main] INFO <text:s/>com.appiancorp.plugins.osgi.LoggingPluginFactoryDecorator - Plug-in Artifact 'regular-expression-functions-2.2.36.jar' SHA256 hash is 7fddec3a4dc4b42b1a73f7bd544c32fc2ec5bc3664b36fd155ab739e6943ef86</text:span></text:p>
      <text:p text:style-name="P1"><text:span text:style-name="T1">2023-06-01 11:02:32,323 [main] INFO <text:s/>com.appiancorp.plugins.osgi.LoggingPluginFactoryDecorator - Plug-in Artifact 'rich-text-editor-component-plug-in-1.9.1.zip-signed.zip' SHA256 hash is 924124e8f44cfd5d20bcbe93d4ffbafea8ee44f9803fb3893cda24e5243ffef3</text:span></text:p>
      <text:p text:style-name="P1"><text:span text:style-name="T1">2023-06-01 11:02:32,387 [main] INFO <text:s/>com.appiancorp.plugins.component.ComponentPluginFactory - Component plug-in package rich-text-editor-component-plug-in-1.9.1.zip-signed.zip loaded in 63ms</text:span></text:p>
      <text:p text:style-name="P1"><text:span text:style-name="T1">2023-06-01 11:02:35,932 [ThreadPoolAsyncTaskExecutor::Thread 14] INFO <text:s/>com.appiancorp.cache.CacheBase - Initializing Cache evaluatedComponentTemplateCache [com.appiancorp.cache.DefaultLirsCacheWrapper] with Configuration:</text:span></text:p>
      <text:p text:style-name="P1"><text:span text:style-name="T1">{appian.cacheattributes.MaxMemoryIdleTimeSeconds=86400, appian.cacheattributes.ShrinkerIntervalSeconds=3600, appian.cacheattributes.distributionMode=LOCAL_ONLY, appian.cacheattributes.MaxObjects=500, appian.cacheattributes.cacheKey=appian/cache/jcs-evaluatedComponentTemplateCache-config.ccf, appian.cacheattributes.MemoryCacheName=com.appiancorp.cache.JavaCachingSystemLirs, appian.cacheattributes.cacheName=evaluatedComponentTemplateCache}</text:span></text:p>
      <text:p text:style-name="P1"><text:span text:style-name="T1">2023-06-01 11:02:35,936 [ThreadPoolAsyncTaskExecutor::Thread 14] INFO <text:s/>com.appiancorp.cache.CacheBase - Initializing Cache evaluatedComponentTemplateTemplateAndPreviewCache [com.appiancorp.cache.DefaultLirsCacheWrapper] with Configuration:</text:span></text:p>
      <text:p text:style-name="P1"><text:span text:style-name="T1">{appian.cacheattributes.MaxSpoolPerRun=-1, appian.cacheattributes.MemoryCacheName=com.appiancorp.cache.JavaCachingSystemLirs, appian.cacheattributes.MaxObjects=750, appian.cacheattributes.MemoryUsageSamplePercentage=0.1, appian.cache.metrics.tracingEnabled=false, appian.cacheattributes.MaxEntrySizeBytes=-1, appian.cacheattributes.MaxCacheSizeBytes=-1, appian.cacheattributes.SegmentCount=-1, appian.cacheattributes.distributionMode=LOCAL_ONLY, appian.elementattributes.MaxLifeSeconds=-1, appian.cacheattributes.cacheKey=evaluatedComponentTemplateTemplateAndPreviewCache, appian.cacheattributes.bytesTrackingEnabled=false, appian.cacheattributes.MaxMemoryIdleTimeSeconds=7200, appian.cacheattributes.cacheName=evaluatedComponentTemplateTemplateAndPreviewCache, appian.cacheattributes.ShrinkerIntervalSeconds=3600}</text:span></text:p>
      <text:p text:style-name="P1"><text:span text:style-name="T1">2023-06-01 11:02:36,784 [main] INFO <text:s/>com.appiancorp.connectedsystems.templateframework.osgi.multiauth.ConnectedSystemModuleDescriptor - Successfully installed module: AppianRPA</text:span></text:p>
      <text:p text:style-name="P1"><text:soft-page-break/><text:span text:style-name="T1">2023-06-01 11:02:36,796 [main] INFO <text:s/>com.appiancorp.connectedsystems.templateframework.osgi.multiauth.ConnectedSystemModuleDescriptor - Successfully installed module: AuroraMySqlConnectedSystem</text:span></text:p>
      <text:p text:style-name="P1"><text:span text:style-name="T1">2023-06-01 11:02:36,799 [main] INFO <text:s/>com.appiancorp.connectedsystems.templateframework.osgi.multiauth.ConnectedSystemModuleDescriptor - Successfully installed module: AuroraPostgreSqlConnectedSystem</text:span></text:p>
      <text:p text:style-name="P1"><text:span text:style-name="T1">2023-06-01 11:02:36,802 [main] INFO <text:s/>com.appiancorp.connectedsystems.templateframework.osgi.multiauth.ConnectedSystemModuleDescriptor - Successfully installed module: Db2ConnectedSystem</text:span></text:p>
      <text:p text:style-name="P1"><text:span text:style-name="T1">2023-06-01 11:02:36,806 [main] INFO <text:s/>com.appiancorp.connectedsystems.templateframework.osgi.multiauth.ConnectedSystemModuleDescriptor - Successfully installed module: MariaDbConnectedSystem</text:span></text:p>
      <text:p text:style-name="P1"><text:span text:style-name="T1">2023-06-01 11:02:36,808 [main] INFO <text:s/>com.appiancorp.connectedsystems.templateframework.osgi.multiauth.ConnectedSystemModuleDescriptor - Successfully installed module: MySqlConnectedSystem</text:span></text:p>
      <text:p text:style-name="P1"><text:span text:style-name="T1">2023-06-01 11:02:36,811 [main] INFO <text:s/>com.appiancorp.connectedsystems.templateframework.osgi.multiauth.ConnectedSystemModuleDescriptor - Successfully installed module: OracleConnectedSystem</text:span></text:p>
      <text:p text:style-name="P1"><text:span text:style-name="T1">2023-06-01 11:02:36,815 [main] INFO <text:s/>com.appiancorp.connectedsystems.templateframework.osgi.multiauth.ConnectedSystemModuleDescriptor - Successfully installed module: PostgreSqlConnectedSystem</text:span></text:p>
      <text:p text:style-name="P1"><text:span text:style-name="T1">2023-06-01 11:02:36,817 [main] INFO <text:s/>com.appiancorp.connectedsystems.templateframework.osgi.multiauth.ConnectedSystemModuleDescriptor - Successfully installed module: SqlServerConnectedSystem</text:span></text:p>
      <text:p text:style-name="P1"><text:span text:style-name="T1">2023-06-01 11:02:36,851 [main] INFO <text:s/>com.appiancorp.connectedsystems.templateframework.osgi.multiauth.ConnectedSystemModuleDescriptor - Successfully installed module: DocuSignConnectedSystem</text:span></text:p>
      <text:p text:style-name="P1"><text:span text:style-name="T1">2023-06-01 11:02:36,920 [main] INFO <text:s/>com.appiancorp.connectedsystems.templateframework.osgi.multiauth.ConnectedSystemModuleDescriptor - Successfully installed module: Dynamics</text:span></text:p>
      <text:p text:style-name="P1"><text:span text:style-name="T1">2023-06-01 11:02:36,931 [main] INFO <text:s/>com.appiancorp.connectedsystems.templateframework.osgi.multiauth.ConnectedSystemModuleDescriptor - Successfully installed module: NaturalLanguage</text:span></text:p>
      <text:p text:style-name="P1"><text:span text:style-name="T1">2023-06-01 11:02:36,954 [main] INFO <text:s/>com.appiancorp.connectedsystems.templateframework.osgi.multiauth.ConnectedSystemModuleDescriptor - Successfully installed module: GoogleDrive</text:span></text:p>
      <text:p text:style-name="P1"><text:span text:style-name="T1">2023-06-01 11:02:36,964 [main] INFO <text:s/>com.appiancorp.connectedsystems.templateframework.osgi.multiauth.ConnectedSystemModuleDescriptor - Successfully installed module: GoogleTranslate</text:span></text:p>
      <text:p text:style-name="P1"><text:span text:style-name="T1">2023-06-01 11:02:36,979 [main] INFO <text:s/>com.appiancorp.connectedsystems.templateframework.osgi.multiauth.ConnectedSystemModuleDescriptor - Successfully installed module: GoogleVision</text:span></text:p>
      <text:p text:style-name="P1"><text:span text:style-name="T1">2023-06-01 11:02:36,988 [main] INFO <text:s/>com.appiancorp.connectedsystems.templateframework.osgi.ConnectedSystemTemplateModuleParser - Extracted com.appian.connectedsystems.templateframework.sdk.ConnectedSystemTemplate classes for registration for the 'BluePrismConnectedSystem' module in 3ms</text:span></text:p>
      <text:p text:style-name="P1"><text:span text:style-name="T1">2023-06-01 11:02:36,999 [main] INFO <text:s/>com.appiancorp.connectedsystems.templateframework.osgi.ConnectedSystemTemplateModuleParser - Extracted com.appian.connectedsystems.templateframework.sdk.IntegrationTemplate classes for registration for the 'BluePrismConnectedSystem' module in 5ms</text:span></text:p>
      <text:p text:style-name="P1"><text:span text:style-name="T1">2023-06-01 11:02:37,003 [main] INFO <text:s/>com.appiancorp.connectedsystems.templateframework.osgi.ConnectedSystemTemplateModuleParser - Extracted com.appian.connectedsystems.templateframework.sdk.ClientApi classes for registration for the 'BluePrismConnectedSystem' module in 0ms</text:span></text:p>
      <text:p text:style-name="P1"><text:span text:style-name="T1">2023-06-01 11:02:37,010 [main] INFO <text:s/>com.appiancorp.connectedsystems.templateframework.osgi.multiauth.ConnectedSystemModuleDescriptor - Successfully installed module: RecaptchaConnectedSystem</text:span></text:p>
      <text:p text:style-name="P1"><text:span text:style-name="T1">2023-06-01 11:02:37,048 [main] INFO <text:s/>com.appiancorp.connectedsystems.templateframework.osgi.multiauth.ConnectedSystemModuleDescriptor - Successfully installed module: Salesforce</text:span></text:p>
      <text:p text:style-name="P1"><text:span text:style-name="T1">2023-06-01 11:02:37,081 [main] INFO <text:s/>com.appiancorp.connectedsystems.templateframework.osgi.multiauth.ConnectedSystemModuleDescriptor - Successfully installed module: SharePoint</text:span></text:p>
      <text:p text:style-name="P1"><text:soft-page-break/><text:span text:style-name="T1">ERROR StatusLogger Log4j2 could not find a logging implementation. Please add log4j-core to the classpath. Using SimpleLogger to log to the console...</text:span></text:p>
      <text:p text:style-name="P1"><text:span text:style-name="T1">2023-06-01 11:02:59,724 [main] INFO <text:s/>com.appiancorp.plugins.osgi.AppianOsgiPlugin - Successfully installed Plug-in 'Appian Connected Systems - GoogleVision' (GoogleVision) version 1.3.9.</text:span></text:p>
      <text:p text:style-name="P1"><text:span text:style-name="T1">2023-06-01 11:02:59,724 [main] INFO <text:s/>com.appiancorp.plugins.osgi.AppianOsgiPlugin - Successfully installed Plug-in 'Appian Integration - SAP' (appian.integration.sap) version 1.0.86.</text:span></text:p>
      <text:p text:style-name="P1"><text:span text:style-name="T1">2023-06-01 11:02:59,724 [main] INFO <text:s/>com.appiancorp.plugins.osgi.AppianOsgiPlugin - Successfully installed Plug-in 'Appian Connected Systems - GoogleTranslate' (GoogleTranslate) version 1.3.9.</text:span></text:p>
      <text:p text:style-name="P1"><text:span text:style-name="T1">2023-06-01 11:02:59,725 [main] INFO <text:s/>com.appiancorp.plugins.osgi.AppianOsgiPlugin - Successfully installed Plug-in 'Appian Connected Systems - Google Cloud Natural Language' (GoogleCloudNaturalLanguage) version 1.3.9.</text:span></text:p>
      <text:p text:style-name="P1"><text:span text:style-name="T1">2023-06-01 11:02:59,725 [main] INFO <text:s/>com.appiancorp.plugins.osgi.AppianOsgiPlugin - Successfully installed Plug-in 'Content Tools' (com.appiancorp.ps.plugins.contenttools) version 1.9.2.</text:span></text:p>
      <text:p text:style-name="P1"><text:span text:style-name="T1">2023-06-01 11:02:59,725 [main] INFO <text:s/>com.appiancorp.plugins.osgi.AppianOsgiPlugin - Successfully installed Plug-in 'Appian Regular Expression Functions' (com.appiancorp.plugins.regexfunctions) version 2.2.36.</text:span></text:p>
      <text:p text:style-name="P1"><text:span text:style-name="T1">2023-06-01 11:02:59,725 [main] INFO <text:s/>com.appiancorp.plugins.osgi.AppianOsgiPlugin - Successfully installed Plug-in 'Appian Connected Systems' (Internal) version 1.0.4.</text:span></text:p>
      <text:p text:style-name="P1"><text:span text:style-name="T1">2023-06-01 11:02:59,725 [main] INFO <text:s/>com.appiancorp.plugins.osgi.AppianOsgiPlugin - Successfully installed Plug-in 'Appian Connected Systems - GoogleDrive' (GoogleDrive) version 1.3.8.</text:span></text:p>
      <text:p text:style-name="P1"><text:span text:style-name="T1">2023-06-01 11:02:59,725 [main] INFO <text:s/>com.appiancorp.plugins.osgi.AppianOsgiPlugin - Successfully installed Plug-in 'Appian Integration - SharePoint' (appian.integration.sharepoint) version 1.0.86.</text:span></text:p>
      <text:p text:style-name="P1"><text:span text:style-name="T1">2023-06-01 11:02:59,726 [main] INFO <text:s/>com.appiancorp.plugins.LoggingPluginEventListener - Successfully installed Component Plug-in 'Rich Text' (com.appian.richtext)</text:span></text:p>
      <text:p text:style-name="P1"><text:span text:style-name="T1">2023-06-01 11:02:59,726 [main] INFO <text:s/>com.appiancorp.plugins.osgi.AppianOsgiPlugin - Successfully installed Plug-in 'Appian Integration - CMIS' (appian.integration.cmis) version 1.0.86.</text:span></text:p>
      <text:p text:style-name="P1"><text:span text:style-name="T1">2023-06-01 11:02:59,726 [main] INFO <text:s/>com.appiancorp.plugins.osgi.AppianOsgiPlugin - Successfully installed Plug-in 'Atlassian REST - Module Types' (com.atlassian.plugins.rest.atlassian-rest-module) version 7.0.5.</text:span></text:p>
      <text:p text:style-name="P1"><text:span text:style-name="T1">2023-06-01 11:02:59,727 [main] INFO <text:s/>com.appiancorp.plugins.osgi.AppianOsgiPlugin - Successfully installed Plug-in 'Base64 to Database Services' (com.appiancorp.ps.db) version 1.0.4.</text:span></text:p>
      <text:p text:style-name="P1"><text:span text:style-name="T1">2023-06-01 11:02:59,727 [main] INFO <text:s/>com.appiancorp.plugins.osgi.AppianOsgiPlugin - Successfully installed Plug-in 'Appian Smart Services' (appian.system.smart-services) version 23.1.425.</text:span></text:p>
      <text:p text:style-name="P1"><text:span text:style-name="T1">2023-06-01 11:02:59,727 [main] INFO <text:s/>com.appiancorp.plugins.osgi.AppianOsgiPlugin - Successfully installed Plug-in 'Appian RPA Serializer' (com.appiancorp.plugins.rpa) version 23.1.425.</text:span></text:p>
      <text:p text:style-name="P1"><text:span text:style-name="T1">2023-06-01 11:02:59,727 [main] INFO <text:s/>com.appiancorp.plugins.osgi.AppianOsgiPlugin - Successfully installed Plug-in 'Appian Integration - Salesforce' (appian.integration.salesforce) version 1.0.86.</text:span></text:p>
      <text:p text:style-name="P1"><text:span text:style-name="T1">2023-06-01 11:02:59,727 [main] INFO <text:s/>com.appiancorp.plugins.osgi.AppianOsgiPlugin - Successfully installed Plug-in 'Dynamics Connected System' (Dynamics) version 1.0.2.</text:span></text:p>
      <text:p text:style-name="P1"><text:span text:style-name="T1">2023-06-01 11:02:59,727 [main] INFO <text:s/>com.appiancorp.plugins.osgi.AppianOsgiPlugin - Successfully installed Plug-in 'Excel Tools' (com.appiancorp.ps.exceltools) version 2.5.0.</text:span></text:p>
      <text:p text:style-name="P1"><text:span text:style-name="T1">2023-06-01 11:02:59,727 [main] INFO <text:s/>com.appiancorp.plugins.osgi.AppianOsgiPlugin - Successfully installed Plug-in 'Appian Integration - Dynamics' (appian.integration.dynamics) version 1.0.86.</text:span></text:p>
      <text:p text:style-name="P1"><text:span text:style-name="T1">2023-06-01 11:02:59,728 [main] INFO <text:s/>com.appiancorp.plugins.osgi.AppianOsgiPlugin - Successfully installed Plug-in 'DocuSign' (DocuSignMultiAuth) version 1.1.5.</text:span></text:p>
      <text:p text:style-name="P1"><text:span text:style-name="T1">2023-06-01 11:02:59,728 [main] INFO <text:s/>com.appiancorp.plugins.osgi.AppianOsgiPlugin - Successfully installed Plug-in 'Appian Connected Systems' (Salesforce) version 1.0.4.</text:span></text:p>
      <text:p text:style-name="P1"><text:span text:style-name="T1">2023-06-01 11:02:59,728 [main] INFO <text:s/>com.appiancorp.plugins.LoggingPluginEventListener - Successfully installed Component Plug-in 'marqueeText' (com.vuram.marquee)</text:span></text:p>
      <text:p text:style-name="P1"><text:span text:style-name="T1">2023-06-01 11:02:59,728 [main] INFO <text:s/>com.appiancorp.plugins.osgi.AppianOsgiPlugin - Successfully installed Plug-in 'Date and Time Utilities' (com.appiancorp.solutionsconsulting.dateAndTimeUtilities) version 1.3.0.</text:span></text:p>
      <text:p text:style-name="P1"><text:span text:style-name="T1">2023-06-01 11:02:59,728 [main] INFO <text:s/>com.appiancorp.plugins.osgi.AppianOsgiPlugin - Successfully installed Plug-in 'Appian Integration - HTTP' (appian.integration.httpclient) version 23.1.425.</text:span></text:p>
      <text:p text:style-name="P1"><text:span text:style-name="T1">2023-06-01 11:02:59,728 [main] INFO <text:s/>com.appiancorp.plugins.osgi.AppianOsgiPlugin - Successfully installed Plug-in 'Appian Integration - Siebel' (appian.integration.siebel) version 1.0.86.</text:span></text:p>
      <text:p text:style-name="P1"><text:span text:style-name="T1">2023-06-01 11:02:59,728 [main] INFO <text:s/>com.appiancorp.plugins.osgi.AppianOsgiPlugin - Successfully installed Plug-in 'Atlassian Template Renderer API' (com.atlassian.templaterenderer.api) version 4.0.0.</text:span></text:p>
      <text:p text:style-name="P1"><text:span text:style-name="T1">2023-06-01 11:02:59,728 [main] INFO <text:s/>com.appiancorp.plugins.osgi.AppianOsgiPlugin - Successfully installed Plug-in 'Atlassian Template Renderer Velocity 1.6 Plugin' (com.atlassian.templaterenderer.atlassian-template-renderer-velocity1.6-plugin) version 4.0.0.</text:span></text:p>
      <text:p text:style-name="P1"><text:soft-page-break/><text:span text:style-name="T1">2023-06-01 11:02:59,729 [main] INFO <text:s/>com.appiancorp.plugins.osgi.AppianOsgiPlugin - Successfully installed Plug-in 'Json To Excel Smart Plugin Converter' (com.example.plugins.appianPlugin) version 1.0.0.</text:span></text:p>
      <text:p text:style-name="P1"><text:span text:style-name="T1">2023-06-01 11:02:59,729 [main] INFO <text:s/>com.appiancorp.plugins.osgi.AppianOsgiPlugin - Successfully installed Plug-in 'Appian Connected Systems - Data Source' (DataSource) version 1.0.0.0.</text:span></text:p>
      <text:p text:style-name="P1"><text:span text:style-name="T1">2023-06-01 11:02:59,729 [main] INFO <text:s/>com.appiancorp.plugins.osgi.AppianOsgiPlugin - Successfully installed Plug-in 'Appian Connected Systems - Recaptcha' (Recaptcha) version 1.1.0.1.</text:span></text:p>
      <text:p text:style-name="P1"><text:span text:style-name="T1">2023-06-01 11:02:59,729 [main] INFO <text:s/>com.appiancorp.plugins.osgi.AppianOsgiPlugin - Successfully installed Plug-in 'Execute Stored Procedure' (executestoredprocedure) version 1.5.7.</text:span></text:p>
      <text:p text:style-name="P1"><text:span text:style-name="T1">2023-06-01 11:02:59,729 [main] INFO <text:s/>com.appiancorp.plugins.osgi.AppianOsgiPlugin - Successfully installed Plug-in 'Appian Connected Systems - Appian RPA' (AppianRPA) version 20.4.0.1.</text:span></text:p>
      <text:p text:style-name="P1"><text:span text:style-name="T1">2023-06-01 11:02:59,729 [main] INFO <text:s/>com.appiancorp.plugins.osgi.AppianOsgiPlugin - Successfully installed Plug-in 'Appian REST API' (appian.system.rest-api) version 23.1.425.</text:span></text:p>
      <text:p text:style-name="P1"><text:span text:style-name="T1">2023-06-01 11:02:59,729 [main] INFO <text:s/>com.appiancorp.plugins.osgi.AppianOsgiPlugin - Successfully installed Plug-in 'SharePoint Connected System' (SharePoint) version 1.0.2.</text:span></text:p>
      <text:p text:style-name="P1"><text:span text:style-name="T1">2023-06-01 11:02:59,731 [main] ERROR com.appiancorp.plugins.LoggingPluginEventListener - Failed to enable Plug-in 'Base64-To-Database-Services' (Base64-To-Database-Services) version 0.0: 'The artifact URI file:/home/appian/_admin/plugins/Base64-To-Database-Services is not a valid plugin artifact'</text:span></text:p>
      <text:p text:style-name="P1"><text:span text:style-name="T1">2023-06-01 11:02:59,732 [main] ERROR com.appiancorp.plugins.LoggingPluginEventListener - Failed to enable Plug-in 'com.machint.idpComponentPlugin' (com.machint.idpComponentPlugin) version 0.0: 'idpComponentPlugin (1.0.0) - Could not find html-entry-point file: index.html'</text:span></text:p>
      <text:p text:style-name="P1"><text:span text:style-name="T1">2023-06-01 11:02:59,732 [main] ERROR com.appiancorp.plugins.LoggingPluginEventListener - Failed to enable Component Plug-in 'appian-dev1-logs.zip': Could not parse zip file - make sure it is formatted properly</text:span></text:p>
      <text:p text:style-name="P1"><text:span text:style-name="T1">2023-06-01 11:02:59,739 [main] INFO <text:s/>com.appiancorp.plugins.PluginLoader - Appian Plug-in Framework started in 0:00:37.514</text:span></text:p>
      <text:p text:style-name="P1"><text:span text:style-name="T1">2023-06-01 11:02:59,760 [main] INFO <text:s/>com.appiancorp.applications.BundledApplicationsLoader - Loading system objects.</text:span></text:p>
      <text:p text:style-name="P1"><text:span text:style-name="T1">2023-06-01 11:02:59,810 [main] INFO <text:s/>com.appiancorp.applications.BundledApplicationsLoader - Completed loading system objects in 0:00:00.050</text:span></text:p>
      <text:p text:style-name="P1"><text:span text:style-name="T1">2023-06-01 11:02:59,869 [main] INFO <text:s/>com.appiancorp.process.workpoller.UnattendedRequestPollerLoader - Unattended Request Polling Framework started in 0:00:00.021</text:span></text:p>
      <text:p text:style-name="P1"><text:span text:style-name="T1">2023-06-01 11:03:00,815 [main] INFO <text:s/>com.appiancorp.process.jms.JmsProcessIntegration - Starting to consume queue: jms/AppianProcessIntegrationQueue</text:span></text:p>
      <text:p text:style-name="P1"><text:span text:style-name="T1">2023-06-01 11:03:00,815 [main] INFO <text:s/>com.appiancorp.process.jms.JmsProcessIntegrationLoader - JMS Process Integration Framework started in 0:00:00.946</text:span></text:p>
      <text:p text:style-name="P1"><text:span text:style-name="T1">2023-06-01 11:03:00,818 [main] INFO <text:s/>com.appiancorp.process.emailpoller.EmailPollerLoader - No endpoints configured in custom.properties...EmailPoller will not be enabled</text:span></text:p>
      <text:p text:style-name="P1"><text:span text:style-name="T1">2023-06-01 11:03:00 SEVERE [main] org.apache.tomcat.util.descriptor.web.SecurityConstraint.findUncoveredHttpMethods For security constraints with URL pattern [/plugins/servlet/stateless/*] only the HTTP methods [HEAD DELETE POST GET OPTIONS PATCH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internal/webapi/*] only the HTTP methods [HEAD DELETE POST GET OPTIONS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authorization/oauth/token/] only the HTTP methods [HEAD DELETE POST GET OPTIONS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authorization/oauth/token] only the HTTP methods [HEAD DELETE POST GET OPTIONS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clientapi/*] only the HTTP methods [HEAD DELETE POST GET OPTIONS PUT] are covered. All other methods are uncovered.</text:span></text:p>
      <text:p text:style-name="P1"><text:span text:style-name="T1">2023-06-01 11:03:00 SEVERE [main] org.apache.tomcat.util.descriptor.web.SecurityConstraint.findUncoveredHttpMethods For security </text:span><text:soft-page-break/><text:span text:style-name="T1">constraints with URL pattern [/webapi/*] only the HTTP methods [HEAD DELETE POST GET OPTIONS PATCH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metrics/*] only the HTTP methods [HEAD DELETE POST GET OPTIONS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api/*] only the HTTP methods [HEAD DELETE POST GET OPTIONS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*] only the HTTP methods [TRACE DELETE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rest/*] only the HTTP methods [HEAD DELETE POST GET OPTIONS PUT] are covered. All other methods are uncovered.</text:span></text:p>
      <text:p text:style-name="P1"><text:span text:style-name="T1">2023-06-01 11:03:00 SEVERE [main] org.apache.tomcat.util.descriptor.web.SecurityConstraint.findUncoveredHttpMethods For security constraints with URL pattern [/deployment-management/*] only the HTTP methods [HEAD DELETE POST GET OPTIONS PUT] are covered. All other methods are uncovered.</text:span></text:p>
      <text:p text:style-name="P1"><text:span text:style-name="T1">2023-06-01 11:03:01 INFO [main] org.apache.catalina.core.ApplicationContext.log org.tuckey.web.filters.urlrewrite.UrlRewriteFilter INFO: loaded (conf ok)</text:span></text:p>
      <text:p text:style-name="P1"><text:span text:style-name="T1">2023-06-01 11:03:01 INFO [main] org.apache.catalina.core.ApplicationContext.log org.tuckey.web.filters.urlrewrite.UrlRewriteFilter INFO: loaded (conf ok)</text:span></text:p>
      <text:p text:style-name="P1"><text:span text:style-name="T1">2023-06-01 11:03:03 INFO [main] org.apache.catalina.startup.HostConfig.deployDescriptor Deployment of deployment descriptor [/home/appian/tomcat/apache-tomcat/conf/Catalina/localhost/suite.xml] has finished in [169,184] ms</text:span></text:p>
      <text:p text:style-name="P1"><text:span text:style-name="T1">2023-06-01 11:03:03 INFO [main] org.apache.catalina.startup.HostConfig.deployDirectory Deploying web application directory [/home/appian/tomcat/apache-tomcat/webapps/ROOT]</text:span></text:p>
      <text:p text:style-name="P1"><text:span text:style-name="T1">2023-06-01 11:03:07 INFO [main] org.apache.jasper.servlet.TldScanner.scanJars At least one JAR was scanned for TLDs yet contained no TLDs. Enable debug logging for this logger for a complete list of JARs that were scanned but no TLDs were found in them. Skipping unneeded JARs during scanning can improve startup time and JSP compilation time.</text:span></text:p>
      <text:p text:style-name="P1"><text:span text:style-name="T1">2023-06-01 11:03:07 INFO [main] org.apache.catalina.startup.HostConfig.deployDirectory Deployment of web application directory [/home/appian/tomcat/apache-tomcat/webapps/ROOT] has finished in [3,895] ms</text:span></text:p>
      <text:p text:style-name="P1"><text:span text:style-name="T1">2023-06-01 11:03:07 INFO [main] org.apache.coyote.AbstractProtocol.start Starting ProtocolHandler ["http-nio-8080"]</text:span></text:p>
      <text:p text:style-name="P1"><text:span text:style-name="T1">2023-06-01 11:03:07 INFO [main] org.apache.coyote.AbstractProtocol.start Starting ProtocolHandler ["ajp-nio-0.0.0.0-8009"]</text:span></text:p>
      <text:p text:style-name="P1"><text:span text:style-name="T1">2023-06-01 11:03:07 INFO [main] org.apache.catalina.startup.Catalina.start Server startup in [173238] millisecond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03:03.238030425</meta:creation-date>
    <dc:date>2023-06-01T16:37:59.254489996</dc:date>
    <meta:editing-duration>PT24M55S</meta:editing-duration>
    <meta:editing-cycles>1</meta:editing-cycles>
    <meta:document-statistic meta:table-count="0" meta:image-count="0" meta:object-count="0" meta:page-count="17" meta:paragraph-count="305" meta:word-count="4037" meta:character-count="72632" meta:non-whitespace-character-count="68563"/>
    <meta:generator>LibreOffice/7.3.7.2$Linux_X86_64 LibreOffice_project/30$Build-2</meta:generator>
  </office:meta>
</office:document-meta>
</file>